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468cm" fo:min-width="1.218cm" fo:padding-top="0.15cm" fo:padding-bottom="0.15cm" fo:padding-left="0.275cm" fo:padding-right="0.275cm"/>
    </style:style>
    <style:style style:name="gr2" style:family="graphic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LangeStriche" svg:stroke-width="0.05cm" svg:stroke-color="#000000" draw:fill="none" draw:fill-color="#ffffff" draw:textarea-horizontal-align="left" draw:auto-grow-height="true" draw:auto-grow-width="true" fo:min-height="1.425cm" fo:min-width="0.549cm"/>
    </style:style>
    <style:style style:name="gr5" style:family="graphic" style:parent-style-name="objectwithoutfill">
      <style:graphic-properties draw:stroke="solid" draw:stroke-dash="LangeStriche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>
      <style:graphic-properties draw:stroke="dash" draw:stroke-dash="LangeStriche" svg:stroke-width="0.05cm" svg:stroke-color="#000000" draw:fill="none" draw:textarea-horizontal-align="justify" draw:textarea-vertical-align="middle" draw:auto-grow-height="false" fo:min-height="15.2cm" fo:min-width="12.5cm" fo:padding-top="0.15cm" fo:padding-bottom="0.15cm" fo:padding-left="0.275cm" fo:padding-right="0.275cm"/>
    </style:style>
    <style:style style:name="gr7" style:family="graphic" style:list-style-name="L1">
      <style:graphic-properties draw:stroke="solid" draw:stroke-dash="Dashed_20__28_var_29_" svg:stroke-width="0.05cm" svg:stroke-color="#000000" draw:marker-start-width="0.275cm" draw:marker-end-width="0.275cm" draw:fill="none" draw:fill-color="#c0c0c0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8" style:family="graphic">
      <style:graphic-properties draw:stroke="solid" draw:stroke-dash="Dashed_20__28_var_29_" svg:stroke-width="0.05cm" svg:stroke-color="#000000" draw:marker-start-width="0.275cm" draw:marker-end-width="0.275cm" draw:fill="none" draw:fill-color="#c0c0c0" draw:textarea-horizontal-align="justify" draw:textarea-vertical-align="middle" draw:auto-grow-height="false" fo:min-height="1.468cm" fo:min-width="1.218cm" fo:padding-top="0.15cm" fo:padding-bottom="0.15cm" fo:padding-left="0.275cm" fo:padding-right="0.275cm"/>
    </style:style>
    <style:style style:name="gr9" style:family="graphic">
      <style:graphic-properties draw:stroke="solid" draw:stroke-dash="Dashed_20__28_var_29_" svg:stroke-width="0.05cm" svg:stroke-color="#000000" draw:marker-start-width="0.275cm" draw:marker-end-width="0.275cm" draw:fill="none" draw:fill-color="#c0c0c0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10" style:family="graphic" style:parent-style-name="standard">
      <style:graphic-properties draw:stroke="none" draw:stroke-dash="LangeStriche" svg:stroke-width="0.05cm" svg:stroke-color="#000000" draw:fill="none" draw:fill-color="#ffffff" draw:textarea-horizontal-align="left" draw:auto-grow-height="true" draw:auto-grow-width="true" fo:min-height="1.425cm" fo:min-width="1.148cm"/>
    </style:style>
    <style:style style:name="gr11" style:family="graphic">
      <style:graphic-properties draw:stroke="dash" draw:stroke-dash="LangeStriche" svg:stroke-width="0.05cm" svg:stroke-color="#000000" draw:fill="none" draw:textarea-horizontal-align="justify" draw:textarea-vertical-align="middle" draw:auto-grow-height="false" fo:min-height="15.2cm" fo:min-width="7.45cm" fo:padding-top="0.15cm" fo:padding-bottom="0.15cm" fo:padding-left="0.275cm" fo:padding-right="0.275cm"/>
    </style:style>
    <style:style style:name="gr12" style:family="graphic">
      <style:graphic-properties draw:stroke="dash" draw:stroke-dash="LangeStriche" svg:stroke-width="0.05cm" svg:stroke-color="#000000" draw:fill="none" draw:textarea-horizontal-align="justify" draw:textarea-vertical-align="middle" draw:auto-grow-height="false" fo:min-height="15.2cm" fo:min-width="4cm" fo:padding-top="0.15cm" fo:padding-bottom="0.15cm" fo:padding-left="0.275cm" fo:padding-right="0.275cm"/>
    </style:style>
    <style:style style:name="gr13" style:family="graphic">
      <style:graphic-properties draw:stroke="solid" draw:stroke-dash="LangeStriche" svg:stroke-width="0.05cm" svg:stroke-color="#000000" draw:marker-start-width="0.275cm" draw:marker-end-width="0.275cm" draw:fill="none" draw:fill-color="#cccccc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14" style:family="graphic" style:parent-style-name="standard">
      <style:graphic-properties draw:stroke="none" draw:stroke-dash="LangeStriche" svg:stroke-color="#000000" draw:fill="none" draw:fill-color="#ffffff" draw:textarea-horizontal-align="left" draw:auto-grow-height="true" draw:auto-grow-width="false" fo:min-height="1.25cm" fo:min-width="2.98cm"/>
    </style:style>
    <style:style style:name="gr15" style:family="graphic" style:parent-style-name="standard">
      <style:graphic-properties draw:stroke="none" draw:stroke-dash="LangeStriche" svg:stroke-width="0.05cm" svg:stroke-color="#000000" draw:fill="none" draw:fill-color="#ffffff" draw:textarea-horizontal-align="left" draw:auto-grow-height="true" draw:auto-grow-width="true" fo:min-height="1.425cm" fo:min-width="1.8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list-style-name="L1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18" style:family="graphic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8cm" fo:padding-top="0.15cm" fo:padding-bottom="0.15cm" fo:padding-left="0.275cm" fo:padding-right="0.275cm"/>
    </style:style>
    <style:style style:name="gr19" style:family="graphic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20" style:family="graphic" style:list-style-name="L1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468cm" fo:min-width="1.218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23" style:family="graphic" style:parent-style-name="standard">
      <style:graphic-properties draw:stroke="none" draw:stroke-dash="LangeStriche" svg:stroke-width="0.05cm" svg:stroke-color="#000000" draw:fill="none" draw:fill-color="#ffffff" draw:textarea-horizontal-align="left" draw:auto-grow-height="true" draw:auto-grow-width="true" fo:min-height="1.425cm" fo:min-width="3.278cm"/>
    </style:style>
    <style:style style:name="gr24" style:family="graphic" style:parent-style-name="standard">
      <style:graphic-properties draw:stroke="dash" draw:stroke-dash="LangeStriche" svg:stroke-width="0.05cm" svg:stroke-color="#000000" draw:fill="none" draw:textarea-horizontal-align="justify" draw:textarea-vertical-align="middle" draw:auto-grow-height="false" fo:min-height="15.2cm" fo:min-width="12.5cm" fo:padding-top="0.15cm" fo:padding-bottom="0.15cm" fo:padding-left="0.275cm" fo:padding-right="0.275cm"/>
    </style:style>
    <style:style style:name="gr25" style:family="graphic" style:parent-style-name="standard" style:list-style-name="L1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8cm" fo:padding-top="0.15cm" fo:padding-bottom="0.15cm" fo:padding-left="0.275cm" fo:padding-right="0.275cm"/>
    </style:style>
    <style:style style:name="gr27" style:family="graphic" style:parent-style-name="standard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28" style:family="graphic" style:parent-style-name="standard">
      <style:graphic-properties draw:stroke="dash" draw:stroke-dash="LangeStriche" svg:stroke-width="0.05cm" svg:stroke-color="#000000" draw:fill="none" draw:textarea-horizontal-align="justify" draw:textarea-vertical-align="middle" draw:auto-grow-height="false" fo:min-height="15.2cm" fo:min-width="7.45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LangeStriche" svg:stroke-width="0.05cm" svg:stroke-color="#000000" draw:fill="none" draw:textarea-horizontal-align="justify" draw:textarea-vertical-align="middle" draw:auto-grow-height="false" fo:min-height="15.2cm" fo:min-width="4cm" fo:padding-top="0.15cm" fo:padding-bottom="0.15cm" fo:padding-left="0.275cm" fo:padding-right="0.275cm"/>
    </style:style>
    <style:style style:name="gr30" style:family="graphic" style:parent-style-name="standard">
      <style:graphic-properties draw:stroke="solid" draw:stroke-dash="LangeStriche" svg:stroke-width="0.05cm" svg:stroke-color="#000000" draw:marker-start-width="0.275cm" draw:marker-end-width="0.275cm" draw:fill="none" draw:fill-color="#cccccc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31" style:family="graphic" style:parent-style-name="standard">
      <style:graphic-properties draw:stroke="none" draw:stroke-dash="LangeStriche" svg:stroke-color="#000000" draw:fill="none" draw:fill-color="#ffffff" draw:textarea-horizontal-align="left" draw:auto-grow-height="true" draw:auto-grow-width="false" fo:min-height="2.833cm" fo:min-width="2.98cm"/>
    </style:style>
    <style:style style:name="gr32" style:family="graphic" style:parent-style-name="standard">
      <style:graphic-properties draw:stroke="none" draw:stroke-dash="LangeStriche" svg:stroke-width="0.05cm" svg:stroke-color="#000000" draw:fill="none" draw:fill-color="#ffffff" draw:textarea-horizontal-align="left" draw:auto-grow-height="true" draw:auto-grow-width="true" fo:min-height="1.425cm" fo:min-width="3.245cm"/>
    </style:style>
    <style:style style:name="gr33" style:family="graphic" style:parent-style-name="standard" style:list-style-name="L1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34" style:family="graphic" style:list-style-name="L1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35" style:family="graphic">
      <style:graphic-properties draw:stroke="solid" draw:stroke-dash="LangeStriche"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Arial" fo:font-size="18pt" style:letter-kerning="true" style:font-name-asian="SimSun" style:font-size-asian="18pt" style:font-name-complex="Lucida Sans" style:font-size-complex="18pt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text-properties fo:font-size="80pt" fo:font-weight="bold" style:font-weight-asian="bold" style:font-weight-complex="bold"/>
    </style:style>
    <style:style style:name="P8" style:family="paragraph">
      <style:text-properties fo:color="#ff0000" fo:font-size="80pt" fo:font-weight="bold" style:font-size-asian="80pt" style:font-weight-asian="bold" style:font-size-complex="80pt" style:font-weight-complex="bold"/>
    </style:style>
    <style:style style:name="T1" style:family="text">
      <style:text-properties fo:font-size="18pt"/>
    </style:style>
    <style:style style:name="T2" style:family="text">
      <style:text-properties style:font-name="Arial" fo:font-size="18pt" style:letter-kerning="true" style:font-name-asian="SimSun" style:font-size-asian="18pt" style:font-name-complex="Lucida Sans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2.5cm" svg:height="2.5cm" svg:x="9.053cm" svg:y="0.8cm">
          <text:p text:style-name="P1"><text:span text:style-name="T1">Rend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499cm" svg:height="2.5cm" svg:x="13.051cm" svg:y="0.8cm">
          <text:p text:style-name="P1"><text:span text:style-name="T1">Client</text:span></text:p>
          <text:p text:style-name="P1"><text:span text:style-name="T1">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501cm" svg:height="2.5cm" svg:x="13.051cm" svg:y="4.75cm">
          <text:p text:style-name="P1"><text:span text:style-name="T1">Client</text:span></text:p>
          <text:p text:style-name="P1"><text:span text:style-name="T1">inp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4.302cm" svg:y1="4.75cm" svg:x2="14.301cm" svg:y2="3.3cm" draw:start-shape="id1" draw:start-glue-point="4" draw:end-shape="id2" draw:end-glue-point="8" svg:d="m14302 4750-1-1450" svg:viewBox="0 0 2 1451">
          <text:p/>
        </draw:connector>
        <draw:connector draw:style-name="gr3" draw:text-style-name="P2" draw:layer="layout" draw:type="line" svg:x1="13.051cm" svg:y1="2.05cm" svg:x2="11.553cm" svg:y2="2.05cm" draw:start-shape="id2" draw:start-glue-point="6" draw:end-shape="id3" draw:end-glue-point="10" svg:d="m13051 2050h-1498" svg:viewBox="0 0 1499 1">
          <text:p/>
        </draw:connector>
        <draw:connector draw:style-name="gr3" draw:text-style-name="P2" draw:layer="layout" draw:type="line" svg:x1="9.053cm" svg:y1="2.05cm" svg:x2="7.552cm" svg:y2="2.05cm" draw:start-shape="id3" draw:start-glue-point="6" draw:end-shape="id4" draw:end-glue-point="10" svg:d="m9053 2050h-1501" svg:viewBox="0 0 1502 1">
          <text:p/>
        </draw:connector>
        <draw:custom-shape draw:style-name="gr1" draw:text-style-name="P1" xml:id="id5" draw:id="id5" draw:layer="Layout" svg:width="2.5cm" svg:height="2.5cm" svg:x="5.002cm" svg:y="4.75cm">
          <text:p text:style-name="P1"><text:span text:style-name="T1">Input</text:span></text:p>
          <text:p text:style-name="P1"><text:span text:style-name="T1">devic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501cm" svg:height="2.5cm" svg:x="5.051cm" svg:y="0.8cm">
          <text:p text:style-name="P1"><text:span text:style-name="T1">AV</text:span></text:p>
          <text:p text:style-name="P1"><text:span text:style-name="T1">outp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502cm" svg:y1="6cm" svg:x2="13.051cm" svg:y2="6cm" draw:start-shape="id5" draw:start-glue-point="10" draw:end-shape="id1" draw:end-glue-point="6" svg:d="m7502 6000h5549" svg:viewBox="0 0 5550 1">
          <text:p/>
        </draw:connector>
        <draw:frame draw:style-name="gr4" draw:text-style-name="P1" xml:id="id6" draw:id="id6" draw:layer="layout" svg:width="2.551cm" svg:height="1.675cm" svg:x="0.201cm" svg:y="3.3cm">
          <draw:text-box>
            <text:p text:style-name="P1"><text:span text:style-name="T1">Human</text:span></text:p>
            <text:p text:style-name="P1"><text:span text:style-name="T1">player</text:span></text:p>
          </draw:text-box>
        </draw:frame>
        <draw:connector draw:style-name="gr5" draw:text-style-name="P2" draw:layer="layout" draw:type="curve" svg:x1="5.051cm" svg:y1="2.05cm" svg:x2="1.476cm" svg:y2="3.3cm" draw:start-shape="id4" draw:start-glue-point="6" draw:end-shape="id6" draw:end-glue-point="0" svg:d="m5051 2050c-2384 0-3575 416-3575 1250" svg:viewBox="0 0 3576 1251">
          <text:p/>
        </draw:connector>
        <draw:connector draw:style-name="gr5" draw:text-style-name="P2" draw:layer="layout" draw:type="curve" svg:x1="1.476cm" svg:y1="4.975cm" svg:x2="5.002cm" svg:y2="6cm" draw:start-shape="id6" draw:start-glue-point="2" draw:end-shape="id5" draw:end-glue-point="6" svg:d="m1476 4975c0 684 1175 1025 3526 1025" svg:viewBox="0 0 3527 1026">
          <text:p/>
        </draw:connector>
        <draw:custom-shape draw:style-name="gr6" draw:text-style-name="P2" draw:layer="Layout" svg:width="12.5cm" svg:height="7.5cm" svg:x="4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2.5cm" svg:height="2.5cm" svg:x="37.001cm" svg:y="5.25cm">
          <text:p text:style-name="P1"><text:span text:style-name="T1">R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0" draw:id="id10" draw:layer="Layout" svg:width="2.501cm" svg:height="2.5cm" svg:x="37cm" svg:y="1.25cm">
          <text:p text:style-name="P1"><text:span text:style-name="T2">En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" draw:id="id11" draw:layer="Layout" svg:width="2.5cm" svg:height="2.5cm" svg:x="31.45cm" svg:y="1.25cm">
          <text:p text:style-name="P1"><text:span text:style-name="T1">De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2.501cm" svg:height="2.5cm" svg:x="40.999cm" svg:y="5.25cm">
          <text:p text:style-name="P1"><text:span text:style-name="T1">Client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501cm" svg:height="2.5cm" svg:x="40.999cm" svg:y="9.2cm">
          <text:p text:style-name="P1"><text:span text:style-name="T1">Client</text:span></text:p>
          <text:p text:style-name="P1"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3" draw:id="id13" draw:layer="Layout" svg:width="2.501cm" svg:height="2.5cm" svg:x="31.449cm" svg:y="13.25cm">
          <text:p text:style-name="P1"><text:span text:style-name="T1">Local</text:span></text:p>
          <text:p text:style-name="P1"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2.25cm" svg:y1="9.2cm" svg:x2="42.25cm" svg:y2="7.75cm" draw:start-shape="id7" draw:start-glue-point="4" draw:end-shape="id8" draw:end-glue-point="8" svg:d="m42250 9200v-1450" svg:viewBox="0 0 1 1451">
          <text:p/>
        </draw:connector>
        <draw:connector draw:style-name="gr3" draw:text-style-name="P2" draw:layer="layout" draw:type="line" svg:x1="40.999cm" svg:y1="6.5cm" svg:x2="39.501cm" svg:y2="6.5cm" draw:start-shape="id8" draw:start-glue-point="6" draw:end-shape="id9" draw:end-glue-point="10" svg:d="m40999 6500h-1498" svg:viewBox="0 0 1499 1">
          <text:p/>
        </draw:connector>
        <draw:connector draw:style-name="gr3" draw:text-style-name="P2" draw:layer="layout" draw:type="line" svg:x1="38.251cm" svg:y1="5.25cm" svg:x2="38.251cm" svg:y2="3.75cm" draw:start-shape="id9" draw:start-glue-point="4" draw:end-shape="id10" draw:end-glue-point="8" svg:d="m38251 5250v-1500" svg:viewBox="0 0 1 1501">
          <text:p/>
        </draw:connector>
        <draw:connector draw:style-name="gr3" draw:text-style-name="P2" draw:layer="layout" draw:type="line" svg:x1="37cm" svg:y1="2.5cm" svg:x2="33.95cm" svg:y2="2.5cm" draw:start-shape="id10" draw:start-glue-point="6" draw:end-shape="id11" draw:end-glue-point="10" svg:d="m37000 2500h-3050" svg:viewBox="0 0 3051 1">
          <text:p/>
        </draw:connector>
        <draw:custom-shape draw:style-name="gr1" draw:text-style-name="P1" xml:id="id12" draw:id="id12" draw:layer="Layout" svg:width="2.5cm" svg:height="2.5cm" svg:x="31.45cm" svg:y="9.2cm">
          <text:p text:style-name="P1"><text:span text:style-name="T1">Input</text:span></text:p>
          <text:p text:style-name="P1"><text:span text:style-name="T1">de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2.501cm" svg:height="2.5cm" svg:x="31.499cm" svg:y="5.25cm">
          <text:p text:style-name="P1"><text:span text:style-name="T1">AV</text:span></text:p>
          <text:p text:style-name="P1"><text:span text:style-name="T1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2.7cm" svg:y1="11.7cm" svg:x2="32.7cm" svg:y2="13.25cm" draw:start-shape="id12" draw:start-glue-point="8" draw:end-shape="id13" draw:end-glue-point="4" svg:d="m32700 11700v1550" svg:viewBox="0 0 1 1551">
          <text:p/>
        </draw:connector>
        <draw:frame draw:style-name="gr10" draw:text-style-name="P1" xml:id="id15" draw:id="id15" draw:layer="layout" svg:width="2.551cm" svg:height="1.675cm" svg:x="26.649cm" svg:y="7.75cm">
          <draw:text-box>
            <text:p text:style-name="P1"><text:span text:style-name="T1">Human</text:span></text:p>
            <text:p text:style-name="P1"><text:span text:style-name="T1">player</text:span></text:p>
          </draw:text-box>
        </draw:frame>
        <draw:connector draw:style-name="gr5" draw:text-style-name="P2" draw:layer="layout" draw:type="curve" svg:x1="31.499cm" svg:y1="6.5cm" svg:x2="27.924cm" svg:y2="7.75cm" draw:start-shape="id14" draw:start-glue-point="6" draw:end-shape="id15" draw:end-glue-point="0" svg:d="m31499 6500c-2384 0-3575 416-3575 1250" svg:viewBox="0 0 3576 1251">
          <text:p/>
        </draw:connector>
        <draw:connector draw:style-name="gr5" draw:text-style-name="P2" draw:layer="layout" draw:type="curve" svg:x1="27.924cm" svg:y1="9.425cm" svg:x2="31.45cm" svg:y2="10.45cm" draw:start-shape="id15" draw:start-glue-point="2" draw:end-shape="id12" draw:end-glue-point="6" svg:d="m27924 9425c0 684 1175 1025 3526 1025" svg:viewBox="0 0 3527 1026">
          <text:p/>
        </draw:connector>
        <draw:custom-shape draw:style-name="gr11" draw:text-style-name="P2" draw:layer="Layout" svg:width="8.45cm" svg:height="15.5cm" svg:x="36cm" svg:y="0.75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33.95cm" svg:y1="14.5cm" svg:x2="42.25cm" svg:y2="11.7cm" draw:start-shape="id13" draw:start-glue-point="10" draw:end-shape="id7" draw:end-glue-point="8" svg:d="m33950 14500c5534 0 8300-933 8300-2800" svg:viewBox="0 0 8301 2801">
          <text:p/>
        </draw:connector>
        <draw:connector draw:style-name="gr3" draw:text-style-name="P2" draw:layer="layout" draw:type="line" svg:x1="32.7cm" svg:y1="3.75cm" svg:x2="32.75cm" svg:y2="5.25cm" draw:start-shape="id11" draw:start-glue-point="8" draw:end-shape="id14" draw:end-glue-point="4" svg:d="m32700 3750 50 1500" svg:viewBox="0 0 51 1501">
          <text:p/>
        </draw:connector>
        <draw:custom-shape draw:style-name="gr12" draw:text-style-name="P2" draw:layer="Layout" svg:width="4.55cm" svg:height="15.5cm" svg:x="30.401cm" svg:y="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2.501cm" svg:height="2.5cm" svg:x="9.078cm" svg:y="9.8cm">
          <text:p text:style-name="P1"><text:span text:style-name="T1">R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2.501cm" svg:height="2.5cm" svg:x="13.077cm" svg:y="9.8cm">
          <text:p text:style-name="P1"><text:span text:style-name="T1">Client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2.501cm" svg:height="2.5cm" svg:x="13.077cm" svg:y="13.75cm">
          <text:p text:style-name="P1"><text:span text:style-name="T1">Client</text:span></text:p>
          <text:p text:style-name="P1"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9" draw:id="id19" draw:layer="Layout" svg:width="2.501cm" svg:height="2.5cm" svg:x="18.528cm" svg:y="9.8cm">
          <text:p text:style-name="P1"><text:span text:style-name="T1">Server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" draw:id="id17" draw:layer="Layout" svg:width="2.501cm" svg:height="2.5cm" svg:x="18.528cm" svg:y="13.75cm">
          <text:p text:style-name="P1"><text:span text:style-name="T1">Server</text:span></text:p>
          <text:p text:style-name="P1"><text:span text:style-name="T1">inp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5.578cm" svg:y1="15cm" svg:x2="18.528cm" svg:y2="15cm" draw:start-shape="id16" draw:start-glue-point="10" draw:end-shape="id17" draw:end-glue-point="6" svg:d="m15578 15000h2950" svg:viewBox="0 0 2951 1">
          <text:p/>
        </draw:connector>
        <draw:connector draw:style-name="gr3" draw:text-style-name="P2" draw:layer="layout" draw:type="line" svg:x1="14.328cm" svg:y1="13.75cm" svg:x2="14.328cm" svg:y2="12.3cm" draw:start-shape="id16" draw:start-glue-point="4" draw:end-shape="id18" draw:end-glue-point="8" svg:d="m14328 13750v-1450" svg:viewBox="0 0 1 1451">
          <text:p/>
        </draw:connector>
        <draw:connector draw:style-name="gr5" draw:text-style-name="P2" draw:layer="layout" draw:type="line" svg:x1="18.528cm" svg:y1="11.05cm" svg:x2="15.578cm" svg:y2="11.05cm" draw:start-shape="id19" draw:start-glue-point="6" draw:end-shape="id18" draw:end-glue-point="10" svg:d="m18528 11050h-2950" svg:viewBox="0 0 2951 1">
          <text:p/>
        </draw:connector>
        <draw:connector draw:style-name="gr3" draw:text-style-name="P2" draw:layer="layout" draw:type="line" svg:x1="13.077cm" svg:y1="11.05cm" svg:x2="11.579cm" svg:y2="11.05cm" draw:start-shape="id18" draw:start-glue-point="6" draw:end-shape="id20" draw:end-glue-point="10" svg:d="m13077 11050h-1498" svg:viewBox="0 0 1499 1">
          <text:p/>
        </draw:connector>
        <draw:connector draw:style-name="gr3" draw:text-style-name="P2" draw:layer="layout" draw:type="line" svg:x1="9.078cm" svg:y1="11.05cm" svg:x2="7.578cm" svg:y2="11.05cm" draw:start-shape="id20" draw:start-glue-point="6" draw:end-shape="id21" draw:end-glue-point="10" svg:d="m9078 11050h-1500" svg:viewBox="0 0 1501 1">
          <text:p/>
        </draw:connector>
        <draw:connector draw:style-name="gr5" draw:text-style-name="P2" draw:layer="layout" draw:type="line" svg:x1="19.779cm" svg:y1="13.75cm" svg:x2="19.779cm" svg:y2="12.3cm" draw:start-shape="id17" draw:start-glue-point="4" draw:end-shape="id19" draw:end-glue-point="8" svg:d="m19779 13750v-1450" svg:viewBox="0 0 1 1451">
          <text:p/>
        </draw:connector>
        <draw:frame draw:style-name="gr14" draw:text-style-name="P1" xml:id="id22" draw:id="id22" draw:layer="layout" svg:width="2.397cm" svg:height="1.673cm" svg:x="22.781cm" svg:y="12.15cm">
          <draw:text-box>
            <text:p text:style-name="P1"><text:span text:style-name="T1">Other clients</text:span></text:p>
          </draw:text-box>
        </draw:frame>
        <draw:connector draw:style-name="gr5" draw:text-style-name="P2" draw:layer="layout" draw:type="curve" svg:x1="23.979cm" svg:y1="13.823cm" svg:x2="21.029cm" svg:y2="15cm" draw:start-shape="id22" draw:start-glue-point="2" draw:end-shape="id17" draw:end-glue-point="10" svg:d="m23979 13823c0 785-983 1177-2950 1177" svg:viewBox="0 0 2951 1178">
          <text:p/>
        </draw:connector>
        <draw:connector draw:style-name="gr5" draw:text-style-name="P2" draw:layer="layout" draw:type="curve" svg:x1="21.029cm" svg:y1="11.05cm" svg:x2="23.979cm" svg:y2="12.15cm" draw:start-shape="id19" draw:start-glue-point="10" draw:end-shape="id22" draw:end-glue-point="0" svg:d="m21029 11050c1967 0 2950 366 2950 1100" svg:viewBox="0 0 2951 1101">
          <text:p/>
        </draw:connector>
        <draw:custom-shape draw:style-name="gr2" draw:text-style-name="P1" xml:id="id23" draw:id="id23" draw:layer="Layout" svg:width="2.501cm" svg:height="2.5cm" svg:x="5.027cm" svg:y="13.75cm">
          <text:p text:style-name="P1"><text:span text:style-name="T1">Input</text:span></text:p>
          <text:p text:style-name="P1"><text:span text:style-name="T1">de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2.5cm" svg:height="2.5cm" svg:x="5.078cm" svg:y="9.8cm">
          <text:p text:style-name="P1"><text:span text:style-name="T1">AV</text:span></text:p>
          <text:p text:style-name="P1"><text:span text:style-name="T1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528cm" svg:y1="15cm" svg:x2="13.077cm" svg:y2="15cm" draw:start-shape="id23" draw:start-glue-point="10" draw:end-shape="id16" draw:end-glue-point="6" svg:d="m7528 15000h5549" svg:viewBox="0 0 5550 1">
          <text:p/>
        </draw:connector>
        <draw:frame draw:style-name="gr15" draw:text-style-name="P1" xml:id="id24" draw:id="id24" draw:layer="layout" svg:width="2.551cm" svg:height="1.675cm" svg:x="0.227cm" svg:y="12.3cm">
          <draw:text-box>
            <text:p text:style-name="P1"><text:span text:style-name="T1">Human</text:span></text:p>
            <text:p text:style-name="P1"><text:span text:style-name="T1">player</text:span></text:p>
          </draw:text-box>
        </draw:frame>
        <draw:connector draw:style-name="gr5" draw:text-style-name="P2" draw:layer="layout" draw:type="curve" svg:x1="5.078cm" svg:y1="11.05cm" svg:x2="1.502cm" svg:y2="12.3cm" draw:start-shape="id21" draw:start-glue-point="6" draw:end-shape="id24" draw:end-glue-point="0" svg:d="m5078 11050c-2384 0-3576 416-3576 1250" svg:viewBox="0 0 3577 1251">
          <text:p/>
        </draw:connector>
        <draw:connector draw:style-name="gr5" draw:text-style-name="P2" draw:layer="layout" draw:type="curve" svg:x1="1.502cm" svg:y1="13.975cm" svg:x2="5.027cm" svg:y2="15cm" draw:start-shape="id24" draw:start-glue-point="2" draw:end-shape="id23" draw:end-glue-point="6" svg:d="m1502 13975c0 684 1175 1025 3525 1025" svg:viewBox="0 0 3526 1026">
          <text:p/>
        </draw:connector>
        <draw:custom-shape draw:style-name="gr6" draw:text-style-name="P2" draw:layer="Layout" svg:width="12.6cm" svg:height="7.45cm" svg:x="3.95cm" svg:y="9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55cm" svg:height="7.45cm" svg:x="17.528cm" svg:y="9.3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1.539cm" svg:height="1.195cm" svg:x="1.3cm" svg:y="6.588cm">
          <draw:text-box>
            <text:p text:style-name="P4"><text:span text:style-name="T3">(a)</text:span></text:p>
          </draw:text-box>
        </draw:frame>
        <draw:frame draw:style-name="gr16" draw:text-style-name="P4" draw:layer="layout" svg:width="1.582cm" svg:height="1.195cm" svg:x="1.301cm" svg:y="15.588cm">
          <draw:text-box>
            <text:p text:style-name="P4"><text:span text:style-name="T3">(b)</text:span></text:p>
          </draw:text-box>
        </draw:frame>
        <draw:frame draw:style-name="gr16" draw:text-style-name="P4" draw:layer="layout" svg:width="1.539cm" svg:height="1.195cm" svg:x="28.301cm" svg:y="15.588cm">
          <draw:text-box>
            <text:p text:style-name="P4"><text:span text:style-name="T3">(c)</text:span></text:p>
          </draw:text-box>
        </draw:frame>
      </draw:page>
      <draw:page draw:name="page2" draw:style-name="dp1" draw:master-page-name="Standard">
        <draw:custom-shape draw:style-name="gr1" draw:text-style-name="P1" xml:id="id27" draw:id="id27" draw:layer="Layout" svg:width="2.5cm" svg:height="2.5cm" svg:x="11.053cm" svg:y="0.8cm">
          <text:p text:style-name="P1"><text:span text:style-name="T1">Rend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" draw:id="id26" draw:layer="Layout" svg:width="2.501cm" svg:height="2.5cm" svg:x="14.551cm" svg:y="0.8cm">
          <text:p text:style-name="P1"><text:span text:style-name="T1">Client</text:span></text:p>
          <text:p text:style-name="P1"><text:span text:style-name="T1">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" draw:id="id25" draw:layer="Layout" svg:width="2.501cm" svg:height="2.5cm" svg:x="14.551cm" svg:y="4.75cm">
          <text:p text:style-name="P1"><text:span text:style-name="T1">Client</text:span></text:p>
          <text:p text:style-name="P1"><text:span text:style-name="T1">inp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5.802cm" svg:y1="4.75cm" svg:x2="15.802cm" svg:y2="3.3cm" draw:start-shape="id25" draw:start-glue-point="4" draw:end-shape="id26" draw:end-glue-point="8" svg:d="m15802 4750v-1450" svg:viewBox="0 0 1 1451">
          <text:p/>
        </draw:connector>
        <draw:connector draw:style-name="gr3" draw:text-style-name="P2" draw:layer="layout" draw:type="line" svg:x1="14.551cm" svg:y1="2.05cm" svg:x2="13.553cm" svg:y2="2.05cm" draw:start-shape="id26" draw:start-glue-point="6" draw:end-shape="id27" draw:end-glue-point="10" svg:d="m14551 2050h-998" svg:viewBox="0 0 999 1">
          <text:p/>
        </draw:connector>
        <draw:connector draw:style-name="gr3" draw:text-style-name="P2" draw:layer="layout" draw:type="line" svg:x1="11.053cm" svg:y1="2.05cm" svg:x2="7.552cm" svg:y2="2.05cm" draw:start-shape="id27" draw:start-glue-point="6" draw:end-shape="id28" draw:end-glue-point="10" svg:d="m11053 2050h-3501" svg:viewBox="0 0 3502 1">
          <text:p/>
        </draw:connector>
        <draw:custom-shape draw:style-name="gr1" draw:text-style-name="P1" xml:id="id29" draw:id="id29" draw:layer="Layout" svg:width="2.5cm" svg:height="2.5cm" svg:x="5.002cm" svg:y="4.75cm">
          <text:p text:style-name="P1"><text:span text:style-name="T1">Input</text:span></text:p>
          <text:p text:style-name="P1"><text:span text:style-name="T1">devic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8" draw:id="id28" draw:layer="Layout" svg:width="2.501cm" svg:height="2.5cm" svg:x="5.051cm" svg:y="0.8cm">
          <text:p text:style-name="P1"><text:span text:style-name="T1">AV</text:span></text:p>
          <text:p text:style-name="P1"><text:span text:style-name="T1">outp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502cm" svg:y1="6cm" svg:x2="14.551cm" svg:y2="6cm" draw:start-shape="id29" draw:start-glue-point="10" draw:end-shape="id25" draw:end-glue-point="6" svg:d="m7502 6000h7049" svg:viewBox="0 0 7050 1">
          <text:p/>
        </draw:connector>
        <draw:frame draw:style-name="gr4" draw:text-style-name="P1" xml:id="id30" draw:id="id30" draw:layer="layout" svg:width="2.551cm" svg:height="1.675cm" svg:x="0.201cm" svg:y="3.3cm">
          <draw:text-box>
            <text:p text:style-name="P1"><text:span text:style-name="T1">Human</text:span></text:p>
            <text:p text:style-name="P1"><text:span text:style-name="T1">player</text:span></text:p>
          </draw:text-box>
        </draw:frame>
        <draw:connector draw:style-name="gr5" draw:text-style-name="P2" draw:layer="layout" draw:type="curve" svg:x1="5.051cm" svg:y1="2.05cm" svg:x2="1.476cm" svg:y2="3.3cm" draw:start-shape="id28" draw:start-glue-point="6" draw:end-shape="id30" draw:end-glue-point="0" svg:d="m5051 2050c-2384 0-3575 416-3575 1250" svg:viewBox="0 0 3576 1251">
          <text:p/>
        </draw:connector>
        <draw:connector draw:style-name="gr5" draw:text-style-name="P2" draw:layer="layout" draw:type="curve" svg:x1="1.476cm" svg:y1="4.975cm" svg:x2="5.002cm" svg:y2="6cm" draw:start-shape="id30" draw:start-glue-point="2" draw:end-shape="id29" draw:end-glue-point="6" svg:d="m1476 4975c0 684 1175 1025 3526 1025" svg:viewBox="0 0 3527 1026">
          <text:p/>
        </draw:connector>
        <draw:custom-shape draw:style-name="gr6" draw:text-style-name="P2" draw:layer="Layout" svg:width="14.002cm" svg:height="7.5cm" svg:x="4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3" draw:id="id33" draw:layer="Layout" svg:width="2.5cm" svg:height="2.5cm" svg:x="37.501cm" svg:y="5.25cm">
          <text:p text:style-name="P1"><text:span text:style-name="T1">R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4" draw:id="id34" draw:layer="Layout" svg:width="2.501cm" svg:height="2.5cm" svg:x="37.5cm" svg:y="1.25cm">
          <text:p text:style-name="P1"><text:span text:style-name="T2">En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35" draw:id="id35" draw:layer="Layout" svg:width="2.5cm" svg:height="2.5cm" svg:x="31.45cm" svg:y="1.25cm">
          <text:p text:style-name="P1"><text:span text:style-name="T1">De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" draw:id="id32" draw:layer="Layout" svg:width="2.501cm" svg:height="2.5cm" svg:x="40.999cm" svg:y="5.25cm">
          <text:p text:style-name="P1"><text:span text:style-name="T1">Client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" draw:id="id31" draw:layer="Layout" svg:width="2.501cm" svg:height="2.5cm" svg:x="40.999cm" svg:y="9.2cm">
          <text:p text:style-name="P1"><text:span text:style-name="T1">Client</text:span></text:p>
          <text:p text:style-name="P1"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37" draw:id="id37" draw:layer="Layout" svg:width="2.501cm" svg:height="2.5cm" svg:x="31.449cm" svg:y="13.25cm">
          <text:p text:style-name="P1"><text:span text:style-name="T1">Local</text:span></text:p>
          <text:p text:style-name="P1"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2.25cm" svg:y1="9.2cm" svg:x2="42.25cm" svg:y2="7.75cm" draw:start-shape="id31" draw:start-glue-point="4" draw:end-shape="id32" draw:end-glue-point="8" svg:d="m42250 9200v-1450" svg:viewBox="0 0 1 1451">
          <text:p/>
        </draw:connector>
        <draw:connector draw:style-name="gr3" draw:text-style-name="P2" draw:layer="layout" draw:type="line" svg:x1="40.999cm" svg:y1="6.5cm" svg:x2="40.001cm" svg:y2="6.5cm" draw:start-shape="id32" draw:start-glue-point="6" draw:end-shape="id33" draw:end-glue-point="10" svg:d="m40999 6500h-998" svg:viewBox="0 0 999 1">
          <text:p/>
        </draw:connector>
        <draw:connector draw:style-name="gr3" draw:text-style-name="P2" draw:layer="layout" draw:type="line" svg:x1="38.751cm" svg:y1="5.25cm" svg:x2="38.751cm" svg:y2="3.75cm" draw:start-shape="id33" draw:start-glue-point="4" draw:end-shape="id34" draw:end-glue-point="8" svg:d="m38751 5250v-1500" svg:viewBox="0 0 1 1501">
          <text:p/>
        </draw:connector>
        <draw:connector draw:style-name="gr3" draw:text-style-name="P2" draw:layer="layout" draw:type="line" svg:x1="37.5cm" svg:y1="2.5cm" svg:x2="33.95cm" svg:y2="2.5cm" draw:start-shape="id34" draw:start-glue-point="6" draw:end-shape="id35" draw:end-glue-point="10" svg:d="m37500 2500h-3550" svg:viewBox="0 0 3551 1">
          <text:p/>
        </draw:connector>
        <draw:custom-shape draw:style-name="gr1" draw:text-style-name="P1" xml:id="id36" draw:id="id36" draw:layer="Layout" svg:width="2.5cm" svg:height="2.5cm" svg:x="31.45cm" svg:y="9.2cm">
          <text:p text:style-name="P1"><text:span text:style-name="T1">Input</text:span></text:p>
          <text:p text:style-name="P1"><text:span text:style-name="T1">de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" draw:id="id38" draw:layer="Layout" svg:width="2.501cm" svg:height="2.5cm" svg:x="31.499cm" svg:y="5.25cm">
          <text:p text:style-name="P1"><text:span text:style-name="T1">AV</text:span></text:p>
          <text:p text:style-name="P1"><text:span text:style-name="T1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2.7cm" svg:y1="11.7cm" svg:x2="32.7cm" svg:y2="13.25cm" draw:start-shape="id36" draw:start-glue-point="8" draw:end-shape="id37" draw:end-glue-point="4" svg:d="m32700 11700v1550" svg:viewBox="0 0 1 1551">
          <text:p/>
        </draw:connector>
        <draw:frame draw:style-name="gr10" draw:text-style-name="P1" xml:id="id39" draw:id="id39" draw:layer="layout" svg:width="2.551cm" svg:height="1.675cm" svg:x="26.649cm" svg:y="7.75cm">
          <draw:text-box>
            <text:p text:style-name="P1"><text:span text:style-name="T1">Human</text:span></text:p>
            <text:p text:style-name="P1"><text:span text:style-name="T1">player</text:span></text:p>
          </draw:text-box>
        </draw:frame>
        <draw:connector draw:style-name="gr5" draw:text-style-name="P2" draw:layer="layout" draw:type="curve" svg:x1="31.499cm" svg:y1="6.5cm" svg:x2="27.924cm" svg:y2="7.75cm" draw:start-shape="id38" draw:start-glue-point="6" draw:end-shape="id39" draw:end-glue-point="0" svg:d="m31499 6500c-2384 0-3575 416-3575 1250" svg:viewBox="0 0 3576 1251">
          <text:p/>
        </draw:connector>
        <draw:connector draw:style-name="gr5" draw:text-style-name="P2" draw:layer="layout" draw:type="curve" svg:x1="27.924cm" svg:y1="9.425cm" svg:x2="31.45cm" svg:y2="10.45cm" draw:start-shape="id39" draw:start-glue-point="2" draw:end-shape="id36" draw:end-glue-point="6" svg:d="m27924 9425c0 684 1175 1025 3526 1025" svg:viewBox="0 0 3527 1026">
          <text:p/>
        </draw:connector>
        <draw:custom-shape draw:style-name="gr11" draw:text-style-name="P2" draw:layer="Layout" svg:width="8cm" svg:height="15.5cm" svg:x="36.45cm" svg:y="0.75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33.95cm" svg:y1="14.5cm" svg:x2="42.25cm" svg:y2="11.7cm" draw:start-shape="id37" draw:start-glue-point="10" draw:end-shape="id31" draw:end-glue-point="8" svg:d="m33950 14500c5534 0 8300-933 8300-2800" svg:viewBox="0 0 8301 2801">
          <text:p/>
        </draw:connector>
        <draw:connector draw:style-name="gr3" draw:text-style-name="P2" draw:layer="layout" draw:type="line" svg:x1="32.7cm" svg:y1="3.75cm" svg:x2="32.75cm" svg:y2="5.25cm" draw:start-shape="id35" draw:start-glue-point="8" draw:end-shape="id38" draw:end-glue-point="4" svg:d="m32700 3750 50 1500" svg:viewBox="0 0 51 1501">
          <text:p/>
        </draw:connector>
        <draw:custom-shape draw:style-name="gr12" draw:text-style-name="P2" draw:layer="Layout" svg:width="4.55cm" svg:height="15.5cm" svg:x="30.401cm" svg:y="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2.501cm" svg:height="2.5cm" svg:x="11.078cm" svg:y="9.8cm">
          <text:p text:style-name="P1"><text:span text:style-name="T1">R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" draw:id="id42" draw:layer="Layout" svg:width="2.501cm" svg:height="2.5cm" svg:x="14.577cm" svg:y="9.8cm">
          <text:p text:style-name="P1"><text:span text:style-name="T1">Client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" draw:id="id40" draw:layer="Layout" svg:width="2.501cm" svg:height="2.5cm" svg:x="14.577cm" svg:y="13.75cm">
          <text:p text:style-name="P1"><text:span text:style-name="T1">Client</text:span></text:p>
          <text:p text:style-name="P1"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3" draw:id="id43" draw:layer="Layout" svg:width="2.501cm" svg:height="2.5cm" svg:x="20.528cm" svg:y="9.8cm">
          <text:p text:style-name="P1"><text:span text:style-name="T1">Server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1" draw:id="id41" draw:layer="Layout" svg:width="2.501cm" svg:height="2.5cm" svg:x="20.528cm" svg:y="13.75cm">
          <text:p text:style-name="P1"><text:span text:style-name="T1">Server</text:span></text:p>
          <text:p text:style-name="P1"><text:span text:style-name="T1">inp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7.078cm" svg:y1="15cm" svg:x2="20.528cm" svg:y2="15cm" draw:start-shape="id40" draw:start-glue-point="10" draw:end-shape="id41" draw:end-glue-point="6" svg:d="m17078 15000h3450" svg:viewBox="0 0 3451 1">
          <text:p/>
        </draw:connector>
        <draw:connector draw:style-name="gr3" draw:text-style-name="P2" draw:layer="layout" draw:type="line" svg:x1="15.828cm" svg:y1="13.75cm" svg:x2="15.828cm" svg:y2="12.3cm" draw:start-shape="id40" draw:start-glue-point="4" draw:end-shape="id42" draw:end-glue-point="8" svg:d="m15828 13750v-1450" svg:viewBox="0 0 1 1451">
          <text:p/>
        </draw:connector>
        <draw:connector draw:style-name="gr5" draw:text-style-name="P2" draw:layer="layout" draw:type="line" svg:x1="20.528cm" svg:y1="11.05cm" svg:x2="17.078cm" svg:y2="11.05cm" draw:start-shape="id43" draw:start-glue-point="6" draw:end-shape="id42" draw:end-glue-point="10" svg:d="m20528 11050h-3450" svg:viewBox="0 0 3451 1">
          <text:p/>
        </draw:connector>
        <draw:connector draw:style-name="gr3" draw:text-style-name="P2" draw:layer="layout" draw:type="line" svg:x1="14.577cm" svg:y1="11.05cm" svg:x2="13.579cm" svg:y2="11.05cm" draw:start-shape="id42" draw:start-glue-point="6" draw:end-shape="id44" draw:end-glue-point="10" svg:d="m14577 11050h-998" svg:viewBox="0 0 999 1">
          <text:p/>
        </draw:connector>
        <draw:connector draw:style-name="gr3" draw:text-style-name="P2" draw:layer="layout" draw:type="line" svg:x1="11.078cm" svg:y1="11.05cm" svg:x2="7.578cm" svg:y2="11.05cm" draw:start-shape="id44" draw:start-glue-point="6" draw:end-shape="id45" draw:end-glue-point="10" svg:d="m11078 11050h-3500" svg:viewBox="0 0 3501 1">
          <text:p/>
        </draw:connector>
        <draw:connector draw:style-name="gr5" draw:text-style-name="P2" draw:layer="layout" draw:type="line" svg:x1="21.779cm" svg:y1="13.75cm" svg:x2="21.779cm" svg:y2="12.3cm" draw:start-shape="id41" draw:start-glue-point="4" draw:end-shape="id43" draw:end-glue-point="8" svg:d="m21779 13750v-1450" svg:viewBox="0 0 1 1451">
          <text:p/>
        </draw:connector>
        <draw:frame draw:style-name="gr14" draw:text-style-name="P5" xml:id="id46" draw:id="id46" draw:layer="layout" svg:width="2.397cm" svg:height="1.673cm" svg:x="24.781cm" svg:y="11.55cm">
          <draw:text-box>
            <text:p text:style-name="P5"><text:span text:style-name="T1">Other clients</text:span></text:p>
          </draw:text-box>
        </draw:frame>
        <draw:connector draw:style-name="gr5" draw:text-style-name="P2" draw:layer="layout" draw:type="curve" svg:x1="25.979cm" svg:y1="13.223cm" svg:x2="23.029cm" svg:y2="15cm" draw:start-shape="id46" draw:start-glue-point="2" draw:end-shape="id41" draw:end-glue-point="10" svg:d="m25979 13223c0 1185-983 1777-2950 1777" svg:viewBox="0 0 2951 1778">
          <text:p/>
        </draw:connector>
        <draw:connector draw:style-name="gr5" draw:text-style-name="P2" draw:layer="layout" draw:type="curve" svg:x1="23.029cm" svg:y1="11.05cm" svg:x2="25.979cm" svg:y2="11.55cm" draw:start-shape="id43" draw:start-glue-point="10" draw:end-shape="id46" draw:end-glue-point="0" svg:d="m23029 11050c1967 0 2950 166 2950 500" svg:viewBox="0 0 2951 501">
          <text:p/>
        </draw:connector>
        <draw:custom-shape draw:style-name="gr2" draw:text-style-name="P1" xml:id="id47" draw:id="id47" draw:layer="Layout" svg:width="2.501cm" svg:height="2.5cm" svg:x="5.027cm" svg:y="13.75cm">
          <text:p text:style-name="P1"><text:span text:style-name="T1">Input</text:span></text:p>
          <text:p text:style-name="P1"><text:span text:style-name="T1">de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2.5cm" svg:height="2.5cm" svg:x="5.078cm" svg:y="9.8cm">
          <text:p text:style-name="P1"><text:span text:style-name="T1">AV</text:span></text:p>
          <text:p text:style-name="P1"><text:span text:style-name="T1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528cm" svg:y1="15cm" svg:x2="14.577cm" svg:y2="15cm" draw:start-shape="id47" draw:start-glue-point="10" draw:end-shape="id40" draw:end-glue-point="6" svg:d="m7528 15000h7049" svg:viewBox="0 0 7050 1">
          <text:p/>
        </draw:connector>
        <draw:frame draw:style-name="gr15" draw:text-style-name="P1" xml:id="id48" draw:id="id48" draw:layer="layout" svg:width="2.551cm" svg:height="1.675cm" svg:x="0.227cm" svg:y="12.3cm">
          <draw:text-box>
            <text:p text:style-name="P1"><text:span text:style-name="T1">Human</text:span></text:p>
            <text:p text:style-name="P1"><text:span text:style-name="T1">player</text:span></text:p>
          </draw:text-box>
        </draw:frame>
        <draw:connector draw:style-name="gr5" draw:text-style-name="P2" draw:layer="layout" draw:type="curve" svg:x1="5.078cm" svg:y1="11.05cm" svg:x2="1.502cm" svg:y2="12.3cm" draw:start-shape="id45" draw:start-glue-point="6" draw:end-shape="id48" draw:end-glue-point="0" svg:d="m5078 11050c-2384 0-3576 416-3576 1250" svg:viewBox="0 0 3577 1251">
          <text:p/>
        </draw:connector>
        <draw:connector draw:style-name="gr5" draw:text-style-name="P2" draw:layer="layout" draw:type="curve" svg:x1="1.502cm" svg:y1="13.975cm" svg:x2="5.027cm" svg:y2="15cm" draw:start-shape="id48" draw:start-glue-point="2" draw:end-shape="id47" draw:end-glue-point="6" svg:d="m1502 13975c0 684 1175 1025 3525 1025" svg:viewBox="0 0 3526 1026">
          <text:p/>
        </draw:connector>
        <draw:custom-shape draw:style-name="gr6" draw:text-style-name="P2" draw:layer="Layout" svg:width="14.078cm" svg:height="7.45cm" svg:x="3.95cm" svg:y="9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55cm" svg:height="7.45cm" svg:x="19.528cm" svg:y="9.3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277cm" svg:height="0.962cm" svg:x="1.3cm" svg:y="6.988cm">
          <draw:text-box>
            <text:p text:style-name="P6">(a)</text:p>
          </draw:text-box>
        </draw:frame>
        <draw:frame draw:style-name="gr16" draw:text-style-name="P6" draw:layer="layout" svg:width="1.315cm" svg:height="0.962cm" svg:x="1.301cm" svg:y="15.988cm">
          <draw:text-box>
            <text:p text:style-name="P6">(b)</text:p>
          </draw:text-box>
        </draw:frame>
        <draw:frame draw:style-name="gr16" draw:text-style-name="P6" draw:layer="layout" svg:width="1.277cm" svg:height="0.962cm" svg:x="28.301cm" svg:y="15.588cm">
          <draw:text-box>
            <text:p text:style-name="P6">(c)</text:p>
          </draw:text-box>
        </draw:frame>
      </draw:page>
      <draw:page draw:name="page3" draw:style-name="dp1" draw:master-page-name="Standard">
        <draw:custom-shape draw:style-name="gr1" draw:text-style-name="P1" xml:id="id51" draw:id="id51" draw:layer="Layout" svg:width="2.5cm" svg:height="2.5cm" svg:x="11.053cm" svg:y="0.8cm">
          <text:p text:style-name="P1"><text:span text:style-name="T1">Rend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" draw:id="id50" draw:layer="Layout" svg:width="2.501cm" svg:height="2.5cm" svg:x="14.551cm" svg:y="0.8cm">
          <text:p text:style-name="P1"><text:span text:style-name="T1">Client</text:span></text:p>
          <text:p text:style-name="P1"><text:span text:style-name="T1">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9" draw:id="id49" draw:layer="Layout" svg:width="2.501cm" svg:height="2.5cm" svg:x="14.551cm" svg:y="4.75cm">
          <text:p text:style-name="P1"><text:span text:style-name="T1">Client</text:span></text:p>
          <text:p text:style-name="P1"><text:span text:style-name="T1">inp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5.802cm" svg:y1="4.75cm" svg:x2="15.802cm" svg:y2="3.3cm" draw:start-shape="id49" draw:start-glue-point="4" draw:end-shape="id50" draw:end-glue-point="8" svg:d="m15802 4750v-1450" svg:viewBox="0 0 1 1451">
          <text:p/>
        </draw:connector>
        <draw:connector draw:style-name="gr3" draw:text-style-name="P2" draw:layer="layout" draw:type="line" svg:x1="14.551cm" svg:y1="2.05cm" svg:x2="13.553cm" svg:y2="2.05cm" draw:start-shape="id50" draw:start-glue-point="6" draw:end-shape="id51" draw:end-glue-point="10" svg:d="m14551 2050h-998" svg:viewBox="0 0 999 1">
          <text:p/>
        </draw:connector>
        <draw:connector draw:style-name="gr3" draw:text-style-name="P2" draw:layer="layout" draw:type="line" svg:x1="11.053cm" svg:y1="2.05cm" svg:x2="7.552cm" svg:y2="2.05cm" draw:start-shape="id51" draw:start-glue-point="6" draw:end-shape="id52" draw:end-glue-point="10" svg:d="m11053 2050h-3501" svg:viewBox="0 0 3502 1">
          <text:p/>
        </draw:connector>
        <draw:custom-shape draw:style-name="gr1" draw:text-style-name="P1" xml:id="id53" draw:id="id53" draw:layer="Layout" svg:width="2.5cm" svg:height="2.5cm" svg:x="5.002cm" svg:y="4.75cm">
          <text:p text:style-name="P1"><text:span text:style-name="T1">Input</text:span></text:p>
          <text:p text:style-name="P1"><text:span text:style-name="T1">devic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2" draw:id="id52" draw:layer="Layout" svg:width="2.501cm" svg:height="2.5cm" svg:x="5.051cm" svg:y="0.8cm">
          <text:p text:style-name="P1"><text:span text:style-name="T1">AV</text:span></text:p>
          <text:p text:style-name="P1"><text:span text:style-name="T1">outp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502cm" svg:y1="6cm" svg:x2="14.551cm" svg:y2="6cm" draw:start-shape="id53" draw:start-glue-point="10" draw:end-shape="id49" draw:end-glue-point="6" svg:d="m7502 6000h7049" svg:viewBox="0 0 7050 1">
          <text:p/>
        </draw:connector>
        <draw:frame draw:style-name="gr4" draw:text-style-name="P1" xml:id="id54" draw:id="id54" draw:layer="layout" svg:width="2.551cm" svg:height="1.675cm" svg:x="0.201cm" svg:y="3.3cm">
          <draw:text-box>
            <text:p text:style-name="P1"><text:span text:style-name="T1">Human</text:span></text:p>
            <text:p text:style-name="P1"><text:span text:style-name="T1">player</text:span></text:p>
          </draw:text-box>
        </draw:frame>
        <draw:connector draw:style-name="gr5" draw:text-style-name="P2" draw:layer="layout" draw:type="curve" svg:x1="5.051cm" svg:y1="2.05cm" svg:x2="1.476cm" svg:y2="3.3cm" draw:start-shape="id52" draw:start-glue-point="6" draw:end-shape="id54" draw:end-glue-point="0" svg:d="m5051 2050c-2384 0-3575 416-3575 1250" svg:viewBox="0 0 3576 1251">
          <text:p/>
        </draw:connector>
        <draw:connector draw:style-name="gr5" draw:text-style-name="P2" draw:layer="layout" draw:type="curve" svg:x1="1.476cm" svg:y1="4.975cm" svg:x2="5.002cm" svg:y2="6cm" draw:start-shape="id54" draw:start-glue-point="2" draw:end-shape="id53" draw:end-glue-point="6" svg:d="m1476 4975c0 684 1175 1025 3526 1025" svg:viewBox="0 0 3527 1026">
          <text:p/>
        </draw:connector>
        <draw:custom-shape draw:style-name="gr6" draw:text-style-name="P2" draw:layer="Layout" svg:width="14.002cm" svg:height="7.5cm" svg:x="4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7" draw:id="id57" draw:layer="Layout" svg:width="2.5cm" svg:height="2.5cm" svg:x="37.501cm" svg:y="5.25cm">
          <text:p text:style-name="P1"><text:span text:style-name="T1">R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58" draw:id="id58" draw:layer="Layout" svg:width="2.501cm" svg:height="2.5cm" svg:x="37.5cm" svg:y="1.25cm">
          <text:p text:style-name="P1"><text:span text:style-name="T2">En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59" draw:id="id59" draw:layer="Layout" svg:width="2.5cm" svg:height="2.5cm" svg:x="31.45cm" svg:y="1.25cm">
          <text:p text:style-name="P1"><text:span text:style-name="T1">De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" draw:id="id56" draw:layer="Layout" svg:width="2.501cm" svg:height="2.5cm" svg:x="40.999cm" svg:y="5.25cm">
          <text:p text:style-name="P1"><text:span text:style-name="T1">Client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5" draw:id="id55" draw:layer="Layout" svg:width="2.501cm" svg:height="2.5cm" svg:x="40.999cm" svg:y="9.2cm">
          <text:p text:style-name="P1"><text:span text:style-name="T1">Client</text:span></text:p>
          <text:p text:style-name="P1"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61" draw:id="id61" draw:layer="Layout" svg:width="2.501cm" svg:height="2.5cm" svg:x="31.449cm" svg:y="13.25cm">
          <text:p text:style-name="P1"><text:span text:style-name="T1">Local</text:span></text:p>
          <text:p text:style-name="P1"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2.25cm" svg:y1="9.2cm" svg:x2="42.25cm" svg:y2="7.75cm" draw:start-shape="id55" draw:start-glue-point="4" draw:end-shape="id56" draw:end-glue-point="8" svg:d="m42250 9200v-1450" svg:viewBox="0 0 1 1451">
          <text:p/>
        </draw:connector>
        <draw:connector draw:style-name="gr3" draw:text-style-name="P2" draw:layer="layout" draw:type="line" svg:x1="40.999cm" svg:y1="6.5cm" svg:x2="40.001cm" svg:y2="6.5cm" draw:start-shape="id56" draw:start-glue-point="6" draw:end-shape="id57" draw:end-glue-point="10" svg:d="m40999 6500h-998" svg:viewBox="0 0 999 1">
          <text:p/>
        </draw:connector>
        <draw:connector draw:style-name="gr3" draw:text-style-name="P2" draw:layer="layout" draw:type="line" svg:x1="38.751cm" svg:y1="5.25cm" svg:x2="38.751cm" svg:y2="3.75cm" draw:start-shape="id57" draw:start-glue-point="4" draw:end-shape="id58" draw:end-glue-point="8" svg:d="m38751 5250v-1500" svg:viewBox="0 0 1 1501">
          <text:p/>
        </draw:connector>
        <draw:connector draw:style-name="gr3" draw:text-style-name="P2" draw:layer="layout" draw:type="line" svg:x1="37.5cm" svg:y1="2.5cm" svg:x2="33.95cm" svg:y2="2.5cm" draw:start-shape="id58" draw:start-glue-point="6" draw:end-shape="id59" draw:end-glue-point="10" svg:d="m37500 2500h-3550" svg:viewBox="0 0 3551 1">
          <text:p/>
        </draw:connector>
        <draw:custom-shape draw:style-name="gr1" draw:text-style-name="P1" xml:id="id60" draw:id="id60" draw:layer="Layout" svg:width="2.5cm" svg:height="2.5cm" svg:x="31.45cm" svg:y="9.2cm">
          <text:p text:style-name="P1"><text:span text:style-name="T1">Input</text:span></text:p>
          <text:p text:style-name="P1"><text:span text:style-name="T1">de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2" draw:id="id62" draw:layer="Layout" svg:width="2.501cm" svg:height="2.5cm" svg:x="31.499cm" svg:y="5.25cm">
          <text:p text:style-name="P1"><text:span text:style-name="T1">AV</text:span></text:p>
          <text:p text:style-name="P1"><text:span text:style-name="T1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2.7cm" svg:y1="11.7cm" svg:x2="32.7cm" svg:y2="13.25cm" draw:start-shape="id60" draw:start-glue-point="8" draw:end-shape="id61" draw:end-glue-point="4" svg:d="m32700 11700v1550" svg:viewBox="0 0 1 1551">
          <text:p/>
        </draw:connector>
        <draw:frame draw:style-name="gr10" draw:text-style-name="P1" xml:id="id63" draw:id="id63" draw:layer="layout" svg:width="2.551cm" svg:height="1.675cm" svg:x="26.649cm" svg:y="7.75cm">
          <draw:text-box>
            <text:p text:style-name="P1"><text:span text:style-name="T1">Human</text:span></text:p>
            <text:p text:style-name="P1"><text:span text:style-name="T1">player</text:span></text:p>
          </draw:text-box>
        </draw:frame>
        <draw:connector draw:style-name="gr5" draw:text-style-name="P2" draw:layer="layout" draw:type="curve" svg:x1="31.499cm" svg:y1="6.5cm" svg:x2="27.924cm" svg:y2="7.75cm" draw:start-shape="id62" draw:start-glue-point="6" draw:end-shape="id63" draw:end-glue-point="0" svg:d="m31499 6500c-2384 0-3575 416-3575 1250" svg:viewBox="0 0 3576 1251">
          <text:p/>
        </draw:connector>
        <draw:connector draw:style-name="gr5" draw:text-style-name="P2" draw:layer="layout" draw:type="curve" svg:x1="27.924cm" svg:y1="9.425cm" svg:x2="31.45cm" svg:y2="10.45cm" draw:start-shape="id63" draw:start-glue-point="2" draw:end-shape="id60" draw:end-glue-point="6" svg:d="m27924 9425c0 684 1175 1025 3526 1025" svg:viewBox="0 0 3527 1026">
          <text:p/>
        </draw:connector>
        <draw:custom-shape draw:style-name="gr11" draw:text-style-name="P2" draw:layer="Layout" svg:width="8cm" svg:height="15.5cm" svg:x="36.45cm" svg:y="0.75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33.95cm" svg:y1="14.5cm" svg:x2="42.25cm" svg:y2="11.7cm" draw:start-shape="id61" draw:start-glue-point="10" draw:end-shape="id55" draw:end-glue-point="8" svg:d="m33950 14500c5534 0 8300-933 8300-2800" svg:viewBox="0 0 8301 2801">
          <text:p/>
        </draw:connector>
        <draw:connector draw:style-name="gr3" draw:text-style-name="P2" draw:layer="layout" draw:type="line" svg:x1="32.7cm" svg:y1="3.75cm" svg:x2="32.75cm" svg:y2="5.25cm" draw:start-shape="id59" draw:start-glue-point="8" draw:end-shape="id62" draw:end-glue-point="4" svg:d="m32700 3750 50 1500" svg:viewBox="0 0 51 1501">
          <text:p/>
        </draw:connector>
        <draw:custom-shape draw:style-name="gr12" draw:text-style-name="P2" draw:layer="Layout" svg:width="4.55cm" svg:height="15.5cm" svg:x="30.401cm" svg:y="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8" draw:id="id68" draw:layer="Layout" svg:width="2.501cm" svg:height="2.5cm" svg:x="11.078cm" svg:y="9.8cm">
          <text:p text:style-name="P1"><text:span text:style-name="T1">R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6" draw:id="id66" draw:layer="Layout" svg:width="2.501cm" svg:height="2.5cm" svg:x="14.577cm" svg:y="9.8cm">
          <text:p text:style-name="P1"><text:span text:style-name="T1">Client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4" draw:id="id64" draw:layer="Layout" svg:width="2.501cm" svg:height="2.5cm" svg:x="14.577cm" svg:y="13.75cm">
          <text:p text:style-name="P1"><text:span text:style-name="T1">Client</text:span></text:p>
          <text:p text:style-name="P1"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67" draw:id="id67" draw:layer="Layout" svg:width="2.501cm" svg:height="2.5cm" svg:x="20.528cm" svg:y="9.8cm">
          <text:p text:style-name="P1"><text:span text:style-name="T1">Server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65" draw:id="id65" draw:layer="Layout" svg:width="2.501cm" svg:height="2.5cm" svg:x="20.528cm" svg:y="13.75cm">
          <text:p text:style-name="P1"><text:span text:style-name="T1">Server</text:span></text:p>
          <text:p text:style-name="P1"><text:span text:style-name="T1">inp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7.078cm" svg:y1="15cm" svg:x2="20.528cm" svg:y2="15cm" draw:start-shape="id64" draw:start-glue-point="10" draw:end-shape="id65" draw:end-glue-point="6" svg:d="m17078 15000h3450" svg:viewBox="0 0 3451 1">
          <text:p/>
        </draw:connector>
        <draw:connector draw:style-name="gr3" draw:text-style-name="P2" draw:layer="layout" draw:type="line" svg:x1="15.828cm" svg:y1="13.75cm" svg:x2="15.828cm" svg:y2="12.3cm" draw:start-shape="id64" draw:start-glue-point="4" draw:end-shape="id66" draw:end-glue-point="8" svg:d="m15828 13750v-1450" svg:viewBox="0 0 1 1451">
          <text:p/>
        </draw:connector>
        <draw:connector draw:style-name="gr5" draw:text-style-name="P2" draw:layer="layout" draw:type="line" svg:x1="20.528cm" svg:y1="11.05cm" svg:x2="17.078cm" svg:y2="11.05cm" draw:start-shape="id67" draw:start-glue-point="6" draw:end-shape="id66" draw:end-glue-point="10" svg:d="m20528 11050h-3450" svg:viewBox="0 0 3451 1">
          <text:p/>
        </draw:connector>
        <draw:connector draw:style-name="gr3" draw:text-style-name="P2" draw:layer="layout" draw:type="line" svg:x1="14.577cm" svg:y1="11.05cm" svg:x2="13.579cm" svg:y2="11.05cm" draw:start-shape="id66" draw:start-glue-point="6" draw:end-shape="id68" draw:end-glue-point="10" svg:d="m14577 11050h-998" svg:viewBox="0 0 999 1">
          <text:p/>
        </draw:connector>
        <draw:connector draw:style-name="gr3" draw:text-style-name="P2" draw:layer="layout" draw:type="line" svg:x1="11.078cm" svg:y1="11.05cm" svg:x2="7.578cm" svg:y2="11.05cm" draw:start-shape="id68" draw:start-glue-point="6" draw:end-shape="id69" draw:end-glue-point="10" svg:d="m11078 11050h-3500" svg:viewBox="0 0 3501 1">
          <text:p/>
        </draw:connector>
        <draw:connector draw:style-name="gr5" draw:text-style-name="P2" draw:layer="layout" draw:type="line" svg:x1="21.779cm" svg:y1="13.75cm" svg:x2="21.779cm" svg:y2="12.3cm" draw:start-shape="id65" draw:start-glue-point="4" draw:end-shape="id67" draw:end-glue-point="8" svg:d="m21779 13750v-1450" svg:viewBox="0 0 1 1451">
          <text:p/>
        </draw:connector>
        <draw:frame draw:style-name="gr14" draw:text-style-name="P5" xml:id="id70" draw:id="id70" draw:layer="layout" svg:width="2.397cm" svg:height="1.673cm" svg:x="24.781cm" svg:y="11.55cm">
          <draw:text-box>
            <text:p text:style-name="P5"><text:span text:style-name="T1">Other clients</text:span></text:p>
          </draw:text-box>
        </draw:frame>
        <draw:connector draw:style-name="gr5" draw:text-style-name="P2" draw:layer="layout" draw:type="curve" svg:x1="25.979cm" svg:y1="13.223cm" svg:x2="23.029cm" svg:y2="15cm" draw:start-shape="id70" draw:start-glue-point="2" draw:end-shape="id65" draw:end-glue-point="10" svg:d="m25979 13223c0 1185-983 1777-2950 1777" svg:viewBox="0 0 2951 1778">
          <text:p/>
        </draw:connector>
        <draw:connector draw:style-name="gr5" draw:text-style-name="P2" draw:layer="layout" draw:type="curve" svg:x1="23.029cm" svg:y1="11.05cm" svg:x2="25.979cm" svg:y2="11.55cm" draw:start-shape="id67" draw:start-glue-point="10" draw:end-shape="id70" draw:end-glue-point="0" svg:d="m23029 11050c1967 0 2950 166 2950 500" svg:viewBox="0 0 2951 501">
          <text:p/>
        </draw:connector>
        <draw:custom-shape draw:style-name="gr2" draw:text-style-name="P1" xml:id="id71" draw:id="id71" draw:layer="Layout" svg:width="2.501cm" svg:height="2.5cm" svg:x="5.027cm" svg:y="13.75cm">
          <text:p text:style-name="P1"><text:span text:style-name="T1">Input</text:span></text:p>
          <text:p text:style-name="P1"><text:span text:style-name="T1">de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2.5cm" svg:height="2.5cm" svg:x="5.078cm" svg:y="9.8cm">
          <text:p text:style-name="P1"><text:span text:style-name="T1">AV</text:span></text:p>
          <text:p text:style-name="P1"><text:span text:style-name="T1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528cm" svg:y1="15cm" svg:x2="14.577cm" svg:y2="15cm" draw:start-shape="id71" draw:start-glue-point="10" draw:end-shape="id64" draw:end-glue-point="6" svg:d="m7528 15000h7049" svg:viewBox="0 0 7050 1">
          <text:p/>
        </draw:connector>
        <draw:frame draw:style-name="gr15" draw:text-style-name="P1" xml:id="id72" draw:id="id72" draw:layer="layout" svg:width="2.551cm" svg:height="1.675cm" svg:x="0.227cm" svg:y="12.3cm">
          <draw:text-box>
            <text:p text:style-name="P1"><text:span text:style-name="T1">Human</text:span></text:p>
            <text:p text:style-name="P1"><text:span text:style-name="T1">player</text:span></text:p>
          </draw:text-box>
        </draw:frame>
        <draw:connector draw:style-name="gr5" draw:text-style-name="P2" draw:layer="layout" draw:type="curve" svg:x1="5.078cm" svg:y1="11.05cm" svg:x2="1.502cm" svg:y2="12.3cm" draw:start-shape="id69" draw:start-glue-point="6" draw:end-shape="id72" draw:end-glue-point="0" svg:d="m5078 11050c-2384 0-3576 416-3576 1250" svg:viewBox="0 0 3577 1251">
          <text:p/>
        </draw:connector>
        <draw:connector draw:style-name="gr5" draw:text-style-name="P2" draw:layer="layout" draw:type="curve" svg:x1="1.502cm" svg:y1="13.975cm" svg:x2="5.027cm" svg:y2="15cm" draw:start-shape="id72" draw:start-glue-point="2" draw:end-shape="id71" draw:end-glue-point="6" svg:d="m1502 13975c0 684 1175 1025 3525 1025" svg:viewBox="0 0 3526 1026">
          <text:p/>
        </draw:connector>
        <draw:custom-shape draw:style-name="gr6" draw:text-style-name="P2" draw:layer="Layout" svg:width="14.078cm" svg:height="7.45cm" svg:x="3.95cm" svg:y="9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55cm" svg:height="7.45cm" svg:x="19.528cm" svg:y="9.3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g>
          <draw:custom-shape draw:style-name="gr21" draw:text-style-name="P1" xml:id="id75" draw:id="id75" draw:layer="layout" svg:width="2.5cm" svg:height="2.5cm" svg:x="13.952cm" svg:y="4.5cm">
            <text:p text:style-name="P2"><text:span text:style-name="T1">Rend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xml:id="id74" draw:id="id74" draw:layer="layout" svg:width="2.501cm" svg:height="2.5cm" svg:x="17.45cm" svg:y="4.5cm">
            <text:p text:style-name="P2"><text:span text:style-name="T1">Client</text:span></text:p>
            <text:p text:style-name="P2"><text:span text:style-name="T1">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xml:id="id73" draw:id="id73" draw:layer="layout" svg:width="2.501cm" svg:height="2.5cm" svg:x="17.45cm" svg:y="8.45cm">
            <text:p text:style-name="P2"><text:span text:style-name="T1">Client</text:span></text:p>
            <text:p text:style-name="P2"><text:span text:style-name="T1">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" svg:x1="18.701cm" svg:y1="8.45cm" svg:x2="18.701cm" svg:y2="7cm" draw:start-shape="id73" draw:start-glue-point="4" draw:end-shape="id74" draw:end-glue-point="8" svg:d="m18701 8450v-1450" svg:viewBox="0 0 1 1451">
            <text:p/>
          </draw:connector>
          <draw:connector draw:style-name="gr3" draw:text-style-name="P2" draw:layer="layout" draw:type="line" svg:x1="17.45cm" svg:y1="5.75cm" svg:x2="16.452cm" svg:y2="5.75cm" draw:start-shape="id74" draw:start-glue-point="6" draw:end-shape="id75" draw:end-glue-point="10" svg:d="m17450 5750h-998" svg:viewBox="0 0 999 1">
            <text:p/>
          </draw:connector>
          <draw:connector draw:style-name="gr3" draw:text-style-name="P2" draw:layer="layout" draw:type="line" svg:x1="13.952cm" svg:y1="5.75cm" svg:x2="11.451cm" svg:y2="5.75cm" draw:start-shape="id75" draw:start-glue-point="6" draw:end-shape="id76" draw:end-glue-point="10" svg:d="m13952 5750h-2501" svg:viewBox="0 0 2502 1">
            <text:p/>
          </draw:connector>
          <draw:custom-shape draw:style-name="gr21" draw:text-style-name="P1" xml:id="id77" draw:id="id77" draw:layer="layout" svg:width="2.5cm" svg:height="2.5cm" svg:x="8.901cm" svg:y="8.45cm">
            <text:p text:style-name="P2"><text:span text:style-name="T1">Input</text:span></text:p>
            <text:p text:style-name="P2"><text:span text:style-name="T1">devi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xml:id="id76" draw:id="id76" draw:layer="layout" svg:width="2.501cm" svg:height="2.5cm" svg:x="8.95cm" svg:y="4.5cm">
            <text:p text:style-name="P2"><text:span text:style-name="T1">AV</text:span></text:p>
            <text:p text:style-name="P2"><text:span text:style-name="T1">out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" svg:x1="11.401cm" svg:y1="9.7cm" svg:x2="17.45cm" svg:y2="9.7cm" draw:start-shape="id77" draw:start-glue-point="10" draw:end-shape="id73" draw:end-glue-point="6" svg:d="m11401 9700h6049" svg:viewBox="0 0 6050 1">
            <text:p/>
          </draw:connector>
          <draw:frame draw:style-name="gr23" draw:text-style-name="P1" xml:id="id78" draw:id="id78" draw:layer="layout" svg:width="3.778cm" svg:height="1.675cm" svg:x="4.1cm" svg:y="7cm">
            <draw:text-box>
              <text:p text:style-name="P2"><text:span text:style-name="T1">Human</text:span></text:p>
              <text:p text:style-name="P2"><text:span text:style-name="T1">player</text:span></text:p>
            </draw:text-box>
          </draw:frame>
          <draw:connector draw:style-name="gr5" draw:text-style-name="P2" draw:layer="layout" draw:type="curve" svg:x1="8.95cm" svg:y1="5.75cm" svg:x2="5.989cm" svg:y2="7cm" draw:start-shape="id76" draw:start-glue-point="6" draw:end-shape="id78" draw:end-glue-point="0" svg:d="m8950 5750c-1974 0-2961 416-2961 1250" svg:viewBox="0 0 2962 1251">
            <text:p/>
          </draw:connector>
          <draw:connector draw:style-name="gr5" draw:text-style-name="P2" draw:layer="layout" draw:type="curve" svg:x1="5.989cm" svg:y1="8.675cm" svg:x2="8.901cm" svg:y2="9.7cm" draw:start-shape="id78" draw:start-glue-point="2" draw:end-shape="id77" draw:end-glue-point="6" svg:d="m5989 8675c0 684 970 1025 2912 1025" svg:viewBox="0 0 2913 1026">
            <text:p/>
          </draw:connector>
          <draw:custom-shape draw:style-name="gr24" draw:text-style-name="P2" draw:layer="layout" svg:width="13.05cm" svg:height="15.5cm" svg:x="7.851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Standard">
        <draw:g>
          <draw:custom-shape draw:style-name="gr21" draw:text-style-name="P1" xml:id="id81" draw:id="id81" draw:layer="layout" svg:width="2.5cm" svg:height="2.5cm" svg:x="13.952cm" svg:y="4.5cm">
            <text:p text:style-name="P2"><text:span text:style-name="T1">Rend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xml:id="id82" draw:id="id82" draw:layer="layout" svg:width="2.501cm" svg:height="2.5cm" svg:x="13.951cm" svg:y="0.5cm">
            <text:p text:style-name="P2"><text:span text:style-name="T2">Enc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xml:id="id83" draw:id="id83" draw:layer="layout" svg:width="2.5cm" svg:height="2.5cm" svg:x="8.901cm" svg:y="0.5cm">
            <text:p text:style-name="P2"><text:span text:style-name="T1">Dec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xml:id="id80" draw:id="id80" draw:layer="layout" svg:width="2.501cm" svg:height="2.5cm" svg:x="17.45cm" svg:y="4.5cm">
            <text:p text:style-name="P2"><text:span text:style-name="T1">Client</text:span></text:p>
            <text:p text:style-name="P2"><text:span text:style-name="T1">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xml:id="id79" draw:id="id79" draw:layer="layout" svg:width="2.501cm" svg:height="2.5cm" svg:x="17.45cm" svg:y="8.45cm">
            <text:p text:style-name="P2"><text:span text:style-name="T1">Client</text:span></text:p>
            <text:p text:style-name="P2"><text:span text:style-name="T1">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xml:id="id85" draw:id="id85" draw:layer="layout" svg:width="2.501cm" svg:height="2.5cm" svg:x="8.9cm" svg:y="12.5cm">
            <text:p text:style-name="P2"><text:span text:style-name="T1">Local</text:span></text:p>
            <text:p text:style-name="P2"><text:span text:style-name="T1">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" svg:x1="18.701cm" svg:y1="8.45cm" svg:x2="18.701cm" svg:y2="7cm" draw:start-shape="id79" draw:start-glue-point="4" draw:end-shape="id80" draw:end-glue-point="8" svg:d="m18701 8450v-1450" svg:viewBox="0 0 1 1451">
            <text:p/>
          </draw:connector>
          <draw:connector draw:style-name="gr3" draw:text-style-name="P2" draw:layer="layout" draw:type="line" svg:x1="17.45cm" svg:y1="5.75cm" svg:x2="16.452cm" svg:y2="5.75cm" draw:start-shape="id80" draw:start-glue-point="6" draw:end-shape="id81" draw:end-glue-point="10" svg:d="m17450 5750h-998" svg:viewBox="0 0 999 1">
            <text:p/>
          </draw:connector>
          <draw:connector draw:style-name="gr3" draw:text-style-name="P2" draw:layer="layout" draw:type="line" svg:x1="15.202cm" svg:y1="4.5cm" svg:x2="15.202cm" svg:y2="3cm" draw:start-shape="id81" draw:start-glue-point="4" draw:end-shape="id82" draw:end-glue-point="8" svg:d="m15202 4500v-1500" svg:viewBox="0 0 1 1501">
            <text:p/>
          </draw:connector>
          <draw:connector draw:style-name="gr3" draw:text-style-name="P2" draw:layer="layout" draw:type="line" svg:x1="13.951cm" svg:y1="1.75cm" svg:x2="11.401cm" svg:y2="1.75cm" draw:start-shape="id82" draw:start-glue-point="6" draw:end-shape="id83" draw:end-glue-point="10" svg:d="m13951 1750h-2550" svg:viewBox="0 0 2551 1">
            <text:p/>
          </draw:connector>
          <draw:custom-shape draw:style-name="gr21" draw:text-style-name="P1" xml:id="id84" draw:id="id84" draw:layer="layout" svg:width="2.5cm" svg:height="2.5cm" svg:x="8.901cm" svg:y="8.45cm">
            <text:p text:style-name="P2"><text:span text:style-name="T1">Input</text:span></text:p>
            <text:p text:style-name="P2"><text:span text:style-name="T1">devi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xml:id="id86" draw:id="id86" draw:layer="layout" svg:width="2.501cm" svg:height="2.5cm" svg:x="8.95cm" svg:y="4.5cm">
            <text:p text:style-name="P2"><text:span text:style-name="T1">AV</text:span></text:p>
            <text:p text:style-name="P2"><text:span text:style-name="T1">out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" svg:x1="10.151cm" svg:y1="10.95cm" svg:x2="10.151cm" svg:y2="12.5cm" draw:start-shape="id84" draw:start-glue-point="8" draw:end-shape="id85" draw:end-glue-point="4" svg:d="m10151 10950v1550" svg:viewBox="0 0 1 1551">
            <text:p/>
          </draw:connector>
          <draw:frame draw:style-name="gr23" draw:text-style-name="P1" xml:id="id87" draw:id="id87" draw:layer="layout" svg:width="3.778cm" svg:height="1.675cm" svg:x="4.1cm" svg:y="7cm">
            <draw:text-box>
              <text:p text:style-name="P2"><text:span text:style-name="T1">Human</text:span></text:p>
              <text:p text:style-name="P2"><text:span text:style-name="T1">player</text:span></text:p>
            </draw:text-box>
          </draw:frame>
          <draw:connector draw:style-name="gr5" draw:text-style-name="P2" draw:layer="layout" draw:type="curve" svg:x1="8.95cm" svg:y1="5.75cm" svg:x2="5.989cm" svg:y2="7cm" draw:start-shape="id86" draw:start-glue-point="6" draw:end-shape="id87" draw:end-glue-point="0" svg:d="m8950 5750c-1974 0-2961 416-2961 1250" svg:viewBox="0 0 2962 1251">
            <text:p/>
          </draw:connector>
          <draw:connector draw:style-name="gr5" draw:text-style-name="P2" draw:layer="layout" draw:type="curve" svg:x1="5.989cm" svg:y1="8.675cm" svg:x2="8.901cm" svg:y2="9.7cm" draw:start-shape="id87" draw:start-glue-point="2" draw:end-shape="id84" draw:end-glue-point="6" svg:d="m5989 8675c0 684 970 1025 2912 1025" svg:viewBox="0 0 2913 1026">
            <text:p/>
          </draw:connector>
          <draw:custom-shape draw:style-name="gr28" draw:text-style-name="P2" draw:layer="layout" svg:width="8cm" svg:height="15.5cm" svg:x="12.901cm" svg:y="0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2" draw:layer="measurelines" draw:type="curve" svg:x1="11.401cm" svg:y1="13.75cm" svg:x2="18.701cm" svg:y2="10.95cm" draw:start-shape="id85" draw:start-glue-point="10" draw:end-shape="id79" draw:end-glue-point="8" svg:d="m11401 13750c4867 0 7300-933 7300-2800" svg:viewBox="0 0 7301 2801">
            <text:p/>
          </draw:connector>
          <draw:connector draw:style-name="gr3" draw:text-style-name="P2" draw:layer="measurelines" draw:type="line" svg:x1="10.151cm" svg:y1="3cm" svg:x2="10.201cm" svg:y2="4.5cm" draw:start-shape="id83" draw:start-glue-point="8" draw:end-shape="id86" draw:end-glue-point="4" svg:d="m10151 3000 50 1500" svg:viewBox="0 0 51 1501">
            <text:p/>
          </draw:connector>
          <draw:custom-shape draw:style-name="gr29" draw:text-style-name="P2" draw:layer="layout" svg:width="4.55cm" svg:height="15.5cm" svg:x="7.852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Standard">
        <draw:g>
          <draw:custom-shape draw:style-name="gr22" draw:text-style-name="P1" xml:id="id92" draw:id="id92" draw:layer="layout" svg:width="2.501cm" svg:height="2.5cm" svg:x="9.876cm" svg:y="4.5cm">
            <text:p text:style-name="P2"><text:span text:style-name="T1">Rend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xml:id="id90" draw:id="id90" draw:layer="layout" svg:width="2.501cm" svg:height="2.5cm" svg:x="13.375cm" svg:y="4.5cm">
            <text:p text:style-name="P2"><text:span text:style-name="T1">Client</text:span></text:p>
            <text:p text:style-name="P2"><text:span text:style-name="T1">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xml:id="id88" draw:id="id88" draw:layer="layout" svg:width="2.501cm" svg:height="2.5cm" svg:x="13.375cm" svg:y="8.45cm">
            <text:p text:style-name="P2"><text:span text:style-name="T1">Client</text:span></text:p>
            <text:p text:style-name="P2"><text:span text:style-name="T1">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xml:id="id91" draw:id="id91" draw:layer="layout" svg:width="2.501cm" svg:height="2.5cm" svg:x="18.326cm" svg:y="4.5cm">
            <text:p text:style-name="P2"><text:span text:style-name="T1">Server</text:span></text:p>
            <text:p text:style-name="P2"><text:span text:style-name="T1">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xml:id="id89" draw:id="id89" draw:layer="layout" svg:width="2.501cm" svg:height="2.5cm" svg:x="18.326cm" svg:y="8.45cm">
            <text:p text:style-name="P2"><text:span text:style-name="T1">Server</text:span></text:p>
            <text:p text:style-name="P2"><text:span text:style-name="T1">inpu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15.876cm" svg:y1="9.7cm" svg:x2="18.326cm" svg:y2="9.7cm" draw:start-shape="id88" draw:start-glue-point="10" draw:end-shape="id89" draw:end-glue-point="6" svg:d="m15876 9700h2450" svg:viewBox="0 0 2451 1">
            <text:p/>
          </draw:connector>
          <draw:connector draw:style-name="gr3" draw:text-style-name="P2" draw:layer="layout" draw:type="line" svg:x1="14.626cm" svg:y1="8.45cm" svg:x2="14.626cm" svg:y2="7cm" draw:start-shape="id88" draw:start-glue-point="4" draw:end-shape="id90" draw:end-glue-point="8" svg:d="m14626 8450v-1450" svg:viewBox="0 0 1 1451">
            <text:p/>
          </draw:connector>
          <draw:connector draw:style-name="gr5" draw:text-style-name="P2" draw:layer="layout" draw:type="line" svg:x1="18.326cm" svg:y1="5.75cm" svg:x2="15.876cm" svg:y2="5.75cm" draw:start-shape="id91" draw:start-glue-point="6" draw:end-shape="id90" draw:end-glue-point="10" svg:d="m18326 5750h-2450" svg:viewBox="0 0 2451 1">
            <text:p/>
          </draw:connector>
          <draw:connector draw:style-name="gr3" draw:text-style-name="P2" draw:layer="layout" draw:type="line" svg:x1="13.375cm" svg:y1="5.75cm" svg:x2="12.377cm" svg:y2="5.75cm" draw:start-shape="id90" draw:start-glue-point="6" draw:end-shape="id92" draw:end-glue-point="10" svg:d="m13375 5750h-998" svg:viewBox="0 0 999 1">
            <text:p/>
          </draw:connector>
          <draw:connector draw:style-name="gr3" draw:text-style-name="P2" draw:layer="layout" draw:type="line" svg:x1="9.876cm" svg:y1="5.75cm" svg:x2="7.376cm" svg:y2="5.75cm" draw:start-shape="id92" draw:start-glue-point="6" draw:end-shape="id93" draw:end-glue-point="10" svg:d="m9876 5750h-2500" svg:viewBox="0 0 2501 1">
            <text:p/>
          </draw:connector>
          <draw:connector draw:style-name="gr5" draw:text-style-name="P2" draw:layer="layout" draw:type="line" svg:x1="19.577cm" svg:y1="8.45cm" svg:x2="19.577cm" svg:y2="7cm" draw:start-shape="id89" draw:start-glue-point="4" draw:end-shape="id91" draw:end-glue-point="8" svg:d="m19577 8450v-1450" svg:viewBox="0 0 1 1451">
            <text:p/>
          </draw:connector>
          <draw:frame draw:style-name="gr31" draw:text-style-name="P5" xml:id="id94" draw:id="id94" draw:layer="layout" svg:width="2.397cm" svg:height="3.083cm" svg:x="22.579cm" svg:y="7.05cm">
            <draw:text-box>
              <text:p><text:span text:style-name="T1">Other clients</text:span></text:p>
            </draw:text-box>
          </draw:frame>
          <draw:connector draw:style-name="gr5" draw:text-style-name="P2" draw:layer="layout" draw:type="curve" svg:x1="23.777cm" svg:y1="10.133cm" svg:x2="20.827cm" svg:y2="9.7cm" draw:start-shape="id94" draw:start-glue-point="2" draw:end-shape="id89" draw:end-glue-point="10" svg:d="m23777 10133c0 750-1031 626-1435 330s-182-763-1515-763" svg:viewBox="0 0 2951 995">
            <text:p/>
          </draw:connector>
          <draw:connector draw:style-name="gr5" draw:text-style-name="P2" draw:layer="layout" draw:type="curve" svg:x1="20.827cm" svg:y1="5.75cm" svg:x2="23.777cm" svg:y2="7.05cm" draw:start-shape="id91" draw:start-glue-point="10" draw:end-shape="id94" draw:end-glue-point="0" svg:d="m20827 5750c1967 0 2950 433 2950 1300" svg:viewBox="0 0 2951 1301">
            <text:p/>
          </draw:connector>
          <draw:custom-shape draw:style-name="gr22" draw:text-style-name="P1" xml:id="id95" draw:id="id95" draw:layer="layout" svg:width="2.501cm" svg:height="2.5cm" svg:x="4.825cm" svg:y="8.45cm">
            <text:p text:style-name="P2"><text:span text:style-name="T1">Input</text:span></text:p>
            <text:p text:style-name="P2"><text:span text:style-name="T1">devi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xml:id="id93" draw:id="id93" draw:layer="layout" svg:width="2.5cm" svg:height="2.5cm" svg:x="4.876cm" svg:y="4.5cm">
            <text:p text:style-name="P2"><text:span text:style-name="T1">AV</text:span></text:p>
            <text:p text:style-name="P2"><text:span text:style-name="T1">out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" svg:x1="7.326cm" svg:y1="9.7cm" svg:x2="13.375cm" svg:y2="9.7cm" draw:start-shape="id95" draw:start-glue-point="10" draw:end-shape="id88" draw:end-glue-point="6" svg:d="m7326 9700h6049" svg:viewBox="0 0 6050 1">
            <text:p/>
          </draw:connector>
          <draw:frame draw:style-name="gr32" draw:text-style-name="P1" xml:id="id96" draw:id="id96" draw:layer="layout" svg:width="3.745cm" svg:height="1.675cm" svg:x="0.025cm" svg:y="7cm">
            <draw:text-box>
              <text:p text:style-name="P2"><text:span text:style-name="T1">Human</text:span></text:p>
              <text:p text:style-name="P2"><text:span text:style-name="T1">player</text:span></text:p>
            </draw:text-box>
          </draw:frame>
          <draw:connector draw:style-name="gr5" draw:text-style-name="P2" draw:layer="layout" draw:type="curve" svg:x1="4.876cm" svg:y1="5.75cm" svg:x2="1.897cm" svg:y2="7cm" draw:start-shape="id93" draw:start-glue-point="6" draw:end-shape="id96" draw:end-glue-point="0" svg:d="m4876 5750c-1986 0-2979 416-2979 1250" svg:viewBox="0 0 2980 1251">
            <text:p/>
          </draw:connector>
          <draw:connector draw:style-name="gr5" draw:text-style-name="P2" draw:layer="layout" draw:type="curve" svg:x1="1.897cm" svg:y1="8.675cm" svg:x2="4.825cm" svg:y2="9.7cm" draw:start-shape="id96" draw:start-glue-point="2" draw:end-shape="id95" draw:end-glue-point="6" svg:d="m1897 8675c0 684 976 1025 2928 1025" svg:viewBox="0 0 2929 1026">
            <text:p/>
          </draw:connector>
          <draw:custom-shape draw:style-name="gr24" draw:text-style-name="P2" draw:layer="layout" svg:width="13.05cm" svg:height="15.5cm" svg:x="3.776cm" svg:y="0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4.55cm" svg:height="15.5cm" svg:x="17.326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Standard">
        <draw:g>
          <draw:custom-shape draw:style-name="gr22" draw:text-style-name="P1" xml:id="id101" draw:id="id101" draw:layer="layout" svg:width="2.501cm" svg:height="2.5cm" svg:x="9.876cm" svg:y="4.5cm">
            <text:p text:style-name="P2"><text:span text:style-name="T1">Rend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3" xml:id="id102" draw:id="id102" draw:layer="layout" svg:width="2.501cm" svg:height="2.5cm" svg:x="9.876cm" svg:y="0.5cm">
            <text:p text:style-name="P2"><text:span text:style-name="T2">Enc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xml:id="id103" draw:id="id103" draw:layer="layout" svg:width="2.5cm" svg:height="2.5cm" svg:x="4.826cm" svg:y="0.5cm">
            <text:p text:style-name="P2"><text:span text:style-name="T1">Dec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xml:id="id99" draw:id="id99" draw:layer="layout" svg:width="2.501cm" svg:height="2.5cm" svg:x="13.375cm" svg:y="4.5cm">
            <text:p text:style-name="P2"><text:span text:style-name="T1">Client</text:span></text:p>
            <text:p text:style-name="P2"><text:span text:style-name="T1">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xml:id="id97" draw:id="id97" draw:layer="layout" svg:width="2.501cm" svg:height="2.5cm" svg:x="13.375cm" svg:y="8.45cm">
            <text:p text:style-name="P2"><text:span text:style-name="T1">Client</text:span></text:p>
            <text:p text:style-name="P2"><text:span text:style-name="T1">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xml:id="id106" draw:id="id106" draw:layer="layout" svg:width="2.501cm" svg:height="2.5cm" svg:x="4.825cm" svg:y="12.5cm">
            <text:p text:style-name="P2"><text:span text:style-name="T1">Local</text:span></text:p>
            <text:p text:style-name="P2"><text:span text:style-name="T1">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xml:id="id100" draw:id="id100" draw:layer="layout" svg:width="2.501cm" svg:height="2.5cm" svg:x="18.326cm" svg:y="4.5cm">
            <text:p text:style-name="P2"><text:span text:style-name="T1">Server</text:span></text:p>
            <text:p text:style-name="P2"><text:span text:style-name="T1">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xml:id="id98" draw:id="id98" draw:layer="layout" svg:width="2.501cm" svg:height="2.5cm" svg:x="18.326cm" svg:y="8.45cm">
            <text:p text:style-name="P2"><text:span text:style-name="T1">Server</text:span></text:p>
            <text:p text:style-name="P2"><text:span text:style-name="T1">inpu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15.876cm" svg:y1="9.7cm" svg:x2="18.326cm" svg:y2="9.7cm" draw:start-shape="id97" draw:start-glue-point="10" draw:end-shape="id98" draw:end-glue-point="6" svg:d="m15876 9700h2450" svg:viewBox="0 0 2451 1">
            <text:p/>
          </draw:connector>
          <draw:connector draw:style-name="gr3" draw:text-style-name="P2" draw:layer="layout" draw:type="line" svg:x1="14.626cm" svg:y1="8.45cm" svg:x2="14.626cm" svg:y2="7cm" draw:start-shape="id97" draw:start-glue-point="4" draw:end-shape="id99" draw:end-glue-point="8" svg:d="m14626 8450v-1450" svg:viewBox="0 0 1 1451">
            <text:p/>
          </draw:connector>
          <draw:connector draw:style-name="gr5" draw:text-style-name="P2" draw:layer="layout" draw:type="line" svg:x1="18.326cm" svg:y1="5.75cm" svg:x2="15.876cm" svg:y2="5.75cm" draw:start-shape="id100" draw:start-glue-point="6" draw:end-shape="id99" draw:end-glue-point="10" svg:d="m18326 5750h-2450" svg:viewBox="0 0 2451 1">
            <text:p/>
          </draw:connector>
          <draw:connector draw:style-name="gr3" draw:text-style-name="P2" draw:layer="layout" draw:type="line" svg:x1="13.375cm" svg:y1="5.75cm" svg:x2="12.377cm" svg:y2="5.75cm" draw:start-shape="id99" draw:start-glue-point="6" draw:end-shape="id101" draw:end-glue-point="10" svg:d="m13375 5750h-998" svg:viewBox="0 0 999 1">
            <text:p/>
          </draw:connector>
          <draw:connector draw:style-name="gr3" draw:text-style-name="P2" draw:layer="layout" draw:type="line" svg:x1="11.127cm" svg:y1="4.5cm" svg:x2="11.127cm" svg:y2="3cm" draw:start-shape="id101" draw:start-glue-point="4" draw:end-shape="id102" draw:end-glue-point="8" svg:d="m11127 4500v-1500" svg:viewBox="0 0 1 1501">
            <text:p/>
          </draw:connector>
          <draw:connector draw:style-name="gr3" draw:text-style-name="P2" draw:layer="layout" draw:type="line" svg:x1="9.876cm" svg:y1="1.75cm" svg:x2="7.326cm" svg:y2="1.75cm" draw:start-shape="id102" draw:start-glue-point="6" draw:end-shape="id103" draw:end-glue-point="10" svg:d="m9876 1750h-2550" svg:viewBox="0 0 2551 1">
            <text:p/>
          </draw:connector>
          <draw:connector draw:style-name="gr5" draw:text-style-name="P2" draw:layer="layout" draw:type="line" svg:x1="19.577cm" svg:y1="8.45cm" svg:x2="19.577cm" svg:y2="7cm" draw:start-shape="id98" draw:start-glue-point="4" draw:end-shape="id100" draw:end-glue-point="8" svg:d="m19577 8450v-1450" svg:viewBox="0 0 1 1451">
            <text:p/>
          </draw:connector>
          <draw:frame draw:style-name="gr31" draw:text-style-name="P5" xml:id="id104" draw:id="id104" draw:layer="layout" svg:width="2.397cm" svg:height="3.083cm" svg:x="22.579cm" svg:y="7.05cm">
            <draw:text-box>
              <text:p><text:span text:style-name="T1">Other clients</text:span></text:p>
            </draw:text-box>
          </draw:frame>
          <draw:connector draw:style-name="gr5" draw:text-style-name="P2" draw:layer="layout" draw:type="curve" svg:x1="23.777cm" svg:y1="10.133cm" svg:x2="20.827cm" svg:y2="9.7cm" draw:start-shape="id104" draw:start-glue-point="2" draw:end-shape="id98" draw:end-glue-point="10" svg:d="m23777 10133c0 750-1031 626-1435 330s-182-763-1515-763" svg:viewBox="0 0 2951 995">
            <text:p/>
          </draw:connector>
          <draw:connector draw:style-name="gr5" draw:text-style-name="P2" draw:layer="layout" draw:type="curve" svg:x1="20.827cm" svg:y1="5.75cm" svg:x2="23.777cm" svg:y2="7.05cm" draw:start-shape="id100" draw:start-glue-point="10" draw:end-shape="id104" draw:end-glue-point="0" svg:d="m20827 5750c1967 0 2950 433 2950 1300" svg:viewBox="0 0 2951 1301">
            <text:p/>
          </draw:connector>
          <draw:custom-shape draw:style-name="gr22" draw:text-style-name="P1" xml:id="id105" draw:id="id105" draw:layer="layout" svg:width="2.501cm" svg:height="2.5cm" svg:x="4.825cm" svg:y="8.45cm">
            <text:p text:style-name="P2"><text:span text:style-name="T1">Input</text:span></text:p>
            <text:p text:style-name="P2"><text:span text:style-name="T1">devi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xml:id="id107" draw:id="id107" draw:layer="layout" svg:width="2.5cm" svg:height="2.5cm" svg:x="4.876cm" svg:y="4.5cm">
            <text:p text:style-name="P2"><text:span text:style-name="T1">AV</text:span></text:p>
            <text:p text:style-name="P2"><text:span text:style-name="T1">out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" svg:x1="6.076cm" svg:y1="10.95cm" svg:x2="6.076cm" svg:y2="12.5cm" draw:start-shape="id105" draw:start-glue-point="8" draw:end-shape="id106" draw:end-glue-point="4" svg:d="m6076 10950v1550" svg:viewBox="0 0 1 1551">
            <text:p/>
          </draw:connector>
          <draw:frame draw:style-name="gr32" draw:text-style-name="P1" xml:id="id108" draw:id="id108" draw:layer="layout" svg:width="3.745cm" svg:height="1.675cm" svg:x="0.025cm" svg:y="7cm">
            <draw:text-box>
              <text:p text:style-name="P2"><text:span text:style-name="T1">Human</text:span></text:p>
              <text:p text:style-name="P2"><text:span text:style-name="T1">player</text:span></text:p>
            </draw:text-box>
          </draw:frame>
          <draw:connector draw:style-name="gr5" draw:text-style-name="P2" draw:layer="layout" draw:type="curve" svg:x1="4.876cm" svg:y1="5.75cm" svg:x2="1.897cm" svg:y2="7cm" draw:start-shape="id107" draw:start-glue-point="6" draw:end-shape="id108" draw:end-glue-point="0" svg:d="m4876 5750c-1986 0-2979 416-2979 1250" svg:viewBox="0 0 2980 1251">
            <text:p/>
          </draw:connector>
          <draw:connector draw:style-name="gr5" draw:text-style-name="P2" draw:layer="layout" draw:type="curve" svg:x1="1.897cm" svg:y1="8.675cm" svg:x2="4.825cm" svg:y2="9.7cm" draw:start-shape="id108" draw:start-glue-point="2" draw:end-shape="id105" draw:end-glue-point="6" svg:d="m1897 8675c0 684 976 1025 2928 1025" svg:viewBox="0 0 2929 1026">
            <text:p/>
          </draw:connector>
          <draw:custom-shape draw:style-name="gr28" draw:text-style-name="P2" draw:layer="layout" svg:width="8cm" svg:height="15.5cm" svg:x="8.826cm" svg:y="0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2" draw:layer="measurelines" draw:type="curve" svg:x1="7.326cm" svg:y1="13.75cm" svg:x2="14.626cm" svg:y2="10.95cm" draw:start-shape="id106" draw:start-glue-point="10" draw:end-shape="id97" draw:end-glue-point="8" svg:d="m7326 13750c4867 0 7300-933 7300-2800" svg:viewBox="0 0 7301 2801">
            <text:p/>
          </draw:connector>
          <draw:connector draw:style-name="gr3" draw:text-style-name="P2" draw:layer="measurelines" draw:type="line" svg:x1="6.076cm" svg:y1="3cm" svg:x2="6.126cm" svg:y2="4.5cm" draw:start-shape="id103" draw:start-glue-point="8" draw:end-shape="id107" draw:end-glue-point="4" svg:d="m6076 3000 50 1500" svg:viewBox="0 0 51 1501">
            <text:p/>
          </draw:connector>
          <draw:custom-shape draw:style-name="gr29" draw:text-style-name="P2" draw:layer="layout" svg:width="4.55cm" svg:height="15.5cm" svg:x="17.326cm" svg:y="0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4.55cm" svg:height="15.5cm" svg:x="3.777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8" draw:style-name="dp1" draw:master-page-name="Standard">
        <draw:custom-shape draw:style-name="gr1" draw:text-style-name="P1" xml:id="id111" draw:id="id111" draw:layer="Layout" svg:width="2.5cm" svg:height="2.5cm" svg:x="9.053cm" svg:y="0.8cm">
          <text:p text:style-name="P1"><text:span text:style-name="T1">Rend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0" draw:id="id110" draw:layer="Layout" svg:width="2.499cm" svg:height="2.5cm" svg:x="13.051cm" svg:y="0.8cm">
          <text:p text:style-name="P1"><text:span text:style-name="T1">Client</text:span></text:p>
          <text:p text:style-name="P1"><text:span text:style-name="T1">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9" draw:id="id109" draw:layer="Layout" svg:width="2.501cm" svg:height="2.5cm" svg:x="13.051cm" svg:y="4.75cm">
          <text:p text:style-name="P1"><text:span text:style-name="T1">Client</text:span></text:p>
          <text:p text:style-name="P1"><text:span text:style-name="T1">inp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4.302cm" svg:y1="4.75cm" svg:x2="14.301cm" svg:y2="3.3cm" draw:start-shape="id109" draw:start-glue-point="4" draw:end-shape="id110" draw:end-glue-point="8" svg:d="m14302 4750-1-1450" svg:viewBox="0 0 2 1451">
          <text:p/>
        </draw:connector>
        <draw:connector draw:style-name="gr3" draw:text-style-name="P2" draw:layer="layout" draw:type="line" svg:x1="13.051cm" svg:y1="2.05cm" svg:x2="11.553cm" svg:y2="2.05cm" draw:start-shape="id110" draw:start-glue-point="6" draw:end-shape="id111" draw:end-glue-point="10" svg:d="m13051 2050h-1498" svg:viewBox="0 0 1499 1">
          <text:p/>
        </draw:connector>
        <draw:connector draw:style-name="gr3" draw:text-style-name="P2" draw:layer="layout" draw:type="line" svg:x1="9.053cm" svg:y1="2.05cm" svg:x2="7.552cm" svg:y2="2.05cm" draw:start-shape="id111" draw:start-glue-point="6" draw:end-shape="id112" draw:end-glue-point="10" svg:d="m9053 2050h-1501" svg:viewBox="0 0 1502 1">
          <text:p/>
        </draw:connector>
        <draw:custom-shape draw:style-name="gr1" draw:text-style-name="P1" xml:id="id113" draw:id="id113" draw:layer="Layout" svg:width="2.5cm" svg:height="2.5cm" svg:x="5.002cm" svg:y="4.75cm">
          <text:p text:style-name="P1"><text:span text:style-name="T1">Input</text:span></text:p>
          <text:p text:style-name="P1"><text:span text:style-name="T1">devic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2" draw:id="id112" draw:layer="Layout" svg:width="2.501cm" svg:height="2.5cm" svg:x="5.051cm" svg:y="0.8cm">
          <text:p text:style-name="P1"><text:span text:style-name="T1">AV</text:span></text:p>
          <text:p text:style-name="P1"><text:span text:style-name="T1">outp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502cm" svg:y1="6cm" svg:x2="13.051cm" svg:y2="6cm" draw:start-shape="id113" draw:start-glue-point="10" draw:end-shape="id109" draw:end-glue-point="6" svg:d="m7502 6000h5549" svg:viewBox="0 0 5550 1">
          <text:p/>
        </draw:connector>
        <draw:frame draw:style-name="gr4" draw:text-style-name="P1" xml:id="id114" draw:id="id114" draw:layer="layout" svg:width="2.551cm" svg:height="1.675cm" svg:x="0.201cm" svg:y="3.3cm">
          <draw:text-box>
            <text:p text:style-name="P1"><text:span text:style-name="T1">Human</text:span></text:p>
            <text:p text:style-name="P1"><text:span text:style-name="T1">player</text:span></text:p>
          </draw:text-box>
        </draw:frame>
        <draw:connector draw:style-name="gr5" draw:text-style-name="P2" draw:layer="layout" draw:type="curve" svg:x1="5.051cm" svg:y1="2.05cm" svg:x2="1.476cm" svg:y2="3.3cm" draw:start-shape="id112" draw:start-glue-point="6" draw:end-shape="id114" draw:end-glue-point="0" svg:d="m5051 2050c-2384 0-3575 416-3575 1250" svg:viewBox="0 0 3576 1251">
          <text:p/>
        </draw:connector>
        <draw:connector draw:style-name="gr5" draw:text-style-name="P2" draw:layer="layout" draw:type="curve" svg:x1="1.476cm" svg:y1="4.975cm" svg:x2="5.002cm" svg:y2="6cm" draw:start-shape="id114" draw:start-glue-point="2" draw:end-shape="id113" draw:end-glue-point="6" svg:d="m1476 4975c0 684 1175 1025 3526 1025" svg:viewBox="0 0 3527 1026">
          <text:p/>
        </draw:connector>
        <draw:custom-shape draw:style-name="gr6" draw:text-style-name="P2" draw:layer="Layout" svg:width="12.5cm" svg:height="7.5cm" svg:x="4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7" draw:id="id117" draw:layer="Layout" svg:width="2.5cm" svg:height="2.5cm" svg:x="36.05cm" svg:y="9.6cm">
          <text:p text:style-name="P1"><text:span text:style-name="T1">R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xml:id="id118" draw:id="id118" draw:layer="Layout" svg:width="2.501cm" svg:height="2.5cm" svg:x="32.099cm" svg:y="9.5cm">
          <text:p text:style-name="P1"><text:span text:style-name="T2">En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19" draw:id="id119" draw:layer="Layout" svg:width="2.5cm" svg:height="2.5cm" svg:x="27.1cm" svg:y="9.5cm">
          <text:p text:style-name="P1"><text:span text:style-name="T1">De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6" draw:id="id116" draw:layer="Layout" svg:width="2.501cm" svg:height="2.5cm" svg:x="40.75cm" svg:y="9.65cm">
          <text:p text:style-name="P1"><text:span text:style-name="T1">Client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5" draw:id="id115" draw:layer="Layout" svg:width="2.501cm" svg:height="2.5cm" svg:x="40.699cm" svg:y="13.7cm">
          <text:p text:style-name="P1"><text:span text:style-name="T1">Client</text:span></text:p>
          <text:p text:style-name="P1"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121" draw:id="id121" draw:layer="Layout" svg:width="2.501cm" svg:height="2.5cm" svg:x="27.049cm" svg:y="13.55cm">
          <text:p text:style-name="P1"><text:span text:style-name="T1">Local</text:span></text:p>
          <text:p text:style-name="P1"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1.95cm" svg:y1="13.7cm" svg:x2="42.001cm" svg:y2="12.15cm" draw:start-shape="id115" draw:start-glue-point="4" draw:end-shape="id116" draw:end-glue-point="8" svg:d="m41950 13700 51-1550" svg:viewBox="0 0 52 1551">
          <text:p/>
        </draw:connector>
        <draw:connector draw:style-name="gr3" draw:text-style-name="P2" draw:layer="layout" draw:type="line" svg:x1="40.75cm" svg:y1="10.9cm" svg:x2="38.55cm" svg:y2="10.85cm" draw:start-shape="id116" draw:start-glue-point="6" draw:end-shape="id117" draw:end-glue-point="10" svg:d="m40750 10900-2200-50" svg:viewBox="0 0 2201 51">
          <text:p/>
        </draw:connector>
        <draw:connector draw:style-name="gr3" draw:text-style-name="P2" draw:layer="layout" draw:type="line" svg:x1="36.05cm" svg:y1="10.85cm" svg:x2="34.6cm" svg:y2="10.75cm" draw:start-shape="id117" draw:start-glue-point="6" draw:end-shape="id118" draw:end-glue-point="10" svg:d="m36050 10850-1450-100" svg:viewBox="0 0 1451 101">
          <text:p/>
        </draw:connector>
        <draw:connector draw:style-name="gr3" draw:text-style-name="P2" draw:layer="layout" draw:type="line" svg:x1="32.099cm" svg:y1="10.75cm" svg:x2="29.6cm" svg:y2="10.75cm" draw:start-shape="id118" draw:start-glue-point="6" draw:end-shape="id119" draw:end-glue-point="10" svg:d="m32099 10750h-2499" svg:viewBox="0 0 2500 1">
          <text:p/>
        </draw:connector>
        <draw:custom-shape draw:style-name="gr1" draw:text-style-name="P1" xml:id="id120" draw:id="id120" draw:layer="Layout" svg:width="2.5cm" svg:height="2.5cm" svg:x="22.95cm" svg:y="13.492cm">
          <text:p text:style-name="P1"><text:span text:style-name="T1">Input</text:span></text:p>
          <text:p text:style-name="P1"><text:span text:style-name="T1">de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2" draw:id="id122" draw:layer="Layout" svg:width="2.501cm" svg:height="2.5cm" svg:x="22.999cm" svg:y="9.542cm">
          <text:p text:style-name="P1"><text:span text:style-name="T1">AV</text:span></text:p>
          <text:p text:style-name="P1"><text:span text:style-name="T1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5.45cm" svg:y1="14.742cm" svg:x2="27.049cm" svg:y2="14.8cm" draw:start-shape="id120" draw:start-glue-point="10" draw:end-shape="id121" draw:end-glue-point="6" svg:d="m25450 14742 1599 58" svg:viewBox="0 0 1600 59">
          <text:p/>
        </draw:connector>
        <draw:frame draw:style-name="gr10" draw:text-style-name="P1" xml:id="id123" draw:id="id123" draw:layer="layout" svg:width="2.551cm" svg:height="1.675cm" svg:x="18.2cm" svg:y="11.975cm">
          <draw:text-box>
            <text:p text:style-name="P1"><text:span text:style-name="T1">Human</text:span></text:p>
            <text:p text:style-name="P1"><text:span text:style-name="T1">player</text:span></text:p>
          </draw:text-box>
        </draw:frame>
        <draw:connector draw:style-name="gr5" draw:text-style-name="P2" draw:layer="layout" draw:type="curve" svg:x1="22.999cm" svg:y1="10.792cm" svg:x2="19.475cm" svg:y2="11.975cm" draw:start-shape="id122" draw:start-glue-point="6" draw:end-shape="id123" draw:end-glue-point="0" svg:d="m22999 10792c-2350 0-3524 394-3524 1183" svg:viewBox="0 0 3525 1184">
          <text:p/>
        </draw:connector>
        <draw:connector draw:style-name="gr5" draw:text-style-name="P2" draw:layer="layout" draw:type="curve" svg:x1="19.475cm" svg:y1="13.65cm" svg:x2="22.95cm" svg:y2="14.742cm" draw:start-shape="id123" draw:start-glue-point="2" draw:end-shape="id120" draw:end-glue-point="6" svg:d="m19475 13650c0 728 1158 1092 3475 1092" svg:viewBox="0 0 3476 1093">
          <text:p/>
        </draw:connector>
        <draw:custom-shape draw:style-name="gr11" draw:text-style-name="P2" draw:layer="Layout" svg:width="12.2cm" svg:height="7.55cm" svg:x="31.5cm" svg:y="9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29.55cm" svg:y1="14.8cm" svg:x2="40.699cm" svg:y2="14.95cm" draw:start-shape="id121" draw:start-glue-point="10" draw:end-shape="id115" draw:end-glue-point="6" svg:d="m29550 14800c8361 0 2787 150 11149 150" svg:viewBox="0 0 11150 151">
          <text:p/>
        </draw:connector>
        <draw:connector draw:style-name="gr3" draw:text-style-name="P2" draw:layer="layout" draw:type="line" svg:x1="27.1cm" svg:y1="10.75cm" svg:x2="25.5cm" svg:y2="10.792cm" draw:start-shape="id119" draw:start-glue-point="6" draw:end-shape="id122" draw:end-glue-point="10" svg:d="m27100 10750-1600 42" svg:viewBox="0 0 1601 43">
          <text:p/>
        </draw:connector>
        <draw:custom-shape draw:style-name="gr12" draw:text-style-name="P2" draw:layer="Layout" svg:width="8.45cm" svg:height="7.6cm" svg:x="22.0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8" draw:id="id128" draw:layer="Layout" svg:width="2.501cm" svg:height="2.5cm" svg:x="29.078cm" svg:y="0.8cm">
          <text:p text:style-name="P1"><text:span text:style-name="T1">R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6" draw:id="id126" draw:layer="Layout" svg:width="2.501cm" svg:height="2.5cm" svg:x="33.077cm" svg:y="0.8cm">
          <text:p text:style-name="P1"><text:span text:style-name="T1">Client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4" draw:id="id124" draw:layer="Layout" svg:width="2.501cm" svg:height="2.5cm" svg:x="33.077cm" svg:y="4.75cm">
          <text:p text:style-name="P1"><text:span text:style-name="T1">Client</text:span></text:p>
          <text:p text:style-name="P1"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127" draw:id="id127" draw:layer="Layout" svg:width="2.501cm" svg:height="2.5cm" svg:x="38.528cm" svg:y="0.8cm">
          <text:p text:style-name="P1"><text:span text:style-name="T1">Server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125" draw:id="id125" draw:layer="Layout" svg:width="2.501cm" svg:height="2.5cm" svg:x="38.528cm" svg:y="4.75cm">
          <text:p text:style-name="P1"><text:span text:style-name="T1">Server</text:span></text:p>
          <text:p text:style-name="P1"><text:span text:style-name="T1">inp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35.578cm" svg:y1="6cm" svg:x2="38.528cm" svg:y2="6cm" draw:start-shape="id124" draw:start-glue-point="10" draw:end-shape="id125" draw:end-glue-point="6" svg:d="m35578 6000h2950" svg:viewBox="0 0 2951 1">
          <text:p/>
        </draw:connector>
        <draw:connector draw:style-name="gr3" draw:text-style-name="P2" draw:layer="layout" draw:type="line" svg:x1="34.328cm" svg:y1="4.75cm" svg:x2="34.328cm" svg:y2="3.3cm" draw:start-shape="id124" draw:start-glue-point="4" draw:end-shape="id126" draw:end-glue-point="8" svg:d="m34328 4750v-1450" svg:viewBox="0 0 1 1451">
          <text:p/>
        </draw:connector>
        <draw:connector draw:style-name="gr5" draw:text-style-name="P2" draw:layer="layout" draw:type="line" svg:x1="38.528cm" svg:y1="2.05cm" svg:x2="35.578cm" svg:y2="2.05cm" draw:start-shape="id127" draw:start-glue-point="6" draw:end-shape="id126" draw:end-glue-point="10" svg:d="m38528 2050h-2950" svg:viewBox="0 0 2951 1">
          <text:p/>
        </draw:connector>
        <draw:connector draw:style-name="gr3" draw:text-style-name="P2" draw:layer="layout" draw:type="line" svg:x1="33.077cm" svg:y1="2.05cm" svg:x2="31.579cm" svg:y2="2.05cm" draw:start-shape="id126" draw:start-glue-point="6" draw:end-shape="id128" draw:end-glue-point="10" svg:d="m33077 2050h-1498" svg:viewBox="0 0 1499 1">
          <text:p/>
        </draw:connector>
        <draw:connector draw:style-name="gr3" draw:text-style-name="P2" draw:layer="layout" draw:type="line" svg:x1="29.078cm" svg:y1="2.05cm" svg:x2="27.578cm" svg:y2="2.05cm" draw:start-shape="id128" draw:start-glue-point="6" draw:end-shape="id129" draw:end-glue-point="10" svg:d="m29078 2050h-1500" svg:viewBox="0 0 1501 1">
          <text:p/>
        </draw:connector>
        <draw:connector draw:style-name="gr5" draw:text-style-name="P2" draw:layer="layout" draw:type="line" svg:x1="39.779cm" svg:y1="4.75cm" svg:x2="39.779cm" svg:y2="3.3cm" draw:start-shape="id125" draw:start-glue-point="4" draw:end-shape="id127" draw:end-glue-point="8" svg:d="m39779 4750v-1450" svg:viewBox="0 0 1 1451">
          <text:p/>
        </draw:connector>
        <draw:frame draw:style-name="gr14" draw:text-style-name="P1" xml:id="id130" draw:id="id130" draw:layer="layout" svg:width="2.397cm" svg:height="1.673cm" svg:x="42.781cm" svg:y="3.15cm">
          <draw:text-box>
            <text:p text:style-name="P1"><text:span text:style-name="T1">Other clients</text:span></text:p>
          </draw:text-box>
        </draw:frame>
        <draw:connector draw:style-name="gr5" draw:text-style-name="P2" draw:layer="layout" draw:type="curve" svg:x1="43.979cm" svg:y1="4.823cm" svg:x2="41.029cm" svg:y2="6cm" draw:start-shape="id130" draw:start-glue-point="2" draw:end-shape="id125" draw:end-glue-point="10" svg:d="m43979 4823c0 785-983 1177-2950 1177" svg:viewBox="0 0 2951 1178">
          <text:p/>
        </draw:connector>
        <draw:connector draw:style-name="gr5" draw:text-style-name="P2" draw:layer="layout" draw:type="curve" svg:x1="41.029cm" svg:y1="2.05cm" svg:x2="43.979cm" svg:y2="3.15cm" draw:start-shape="id127" draw:start-glue-point="10" draw:end-shape="id130" draw:end-glue-point="0" svg:d="m41029 2050c1967 0 2950 366 2950 1100" svg:viewBox="0 0 2951 1101">
          <text:p/>
        </draw:connector>
        <draw:custom-shape draw:style-name="gr2" draw:text-style-name="P1" xml:id="id131" draw:id="id131" draw:layer="Layout" svg:width="2.501cm" svg:height="2.5cm" svg:x="25.027cm" svg:y="4.75cm">
          <text:p text:style-name="P1"><text:span text:style-name="T1">Input</text:span></text:p>
          <text:p text:style-name="P1"><text:span text:style-name="T1">de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9" draw:id="id129" draw:layer="Layout" svg:width="2.5cm" svg:height="2.5cm" svg:x="25.078cm" svg:y="0.8cm">
          <text:p text:style-name="P1"><text:span text:style-name="T1">AV</text:span></text:p>
          <text:p text:style-name="P1"><text:span text:style-name="T1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7.528cm" svg:y1="6cm" svg:x2="33.077cm" svg:y2="6cm" draw:start-shape="id131" draw:start-glue-point="10" draw:end-shape="id124" draw:end-glue-point="6" svg:d="m27528 6000h5549" svg:viewBox="0 0 5550 1">
          <text:p/>
        </draw:connector>
        <draw:frame draw:style-name="gr15" draw:text-style-name="P1" xml:id="id132" draw:id="id132" draw:layer="layout" svg:width="2.551cm" svg:height="1.675cm" svg:x="20.299cm" svg:y="3.5cm">
          <draw:text-box>
            <text:p text:style-name="P1"><text:span text:style-name="T1">Human</text:span></text:p>
            <text:p text:style-name="P1"><text:span text:style-name="T1">player</text:span></text:p>
          </draw:text-box>
        </draw:frame>
        <draw:connector draw:style-name="gr5" draw:text-style-name="P2" draw:layer="layout" draw:type="curve" svg:x1="25.078cm" svg:y1="2.05cm" svg:x2="21.574cm" svg:y2="3.5cm" draw:start-shape="id129" draw:start-glue-point="6" draw:end-shape="id132" draw:end-glue-point="0" svg:d="m25078 2050c-2336 0-3504 483-3504 1450" svg:viewBox="0 0 3505 1451">
          <text:p/>
        </draw:connector>
        <draw:connector draw:style-name="gr5" draw:text-style-name="P2" draw:layer="layout" draw:type="curve" svg:x1="21.574cm" svg:y1="5.175cm" svg:x2="25.027cm" svg:y2="6cm" draw:start-shape="id132" draw:start-glue-point="2" draw:end-shape="id131" draw:end-glue-point="6" svg:d="m21574 5175c0 550 1151 825 3453 825" svg:viewBox="0 0 3454 826">
          <text:p/>
        </draw:connector>
        <draw:custom-shape draw:style-name="gr6" draw:text-style-name="P2" draw:layer="Layout" svg:width="12.6cm" svg:height="7.45cm" svg:x="23.95cm" svg:y="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55cm" svg:height="7.45cm" svg:x="37.528cm" svg:y="0.3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277cm" svg:height="0.962cm" svg:x="1.3cm" svg:y="6.988cm">
          <draw:text-box>
            <text:p text:style-name="P6">(a)</text:p>
          </draw:text-box>
        </draw:frame>
        <draw:frame draw:style-name="gr16" draw:text-style-name="P6" draw:layer="layout" svg:width="1.315cm" svg:height="0.962cm" svg:x="21.301cm" svg:y="6.988cm">
          <draw:text-box>
            <text:p text:style-name="P6">(b)</text:p>
          </draw:text-box>
        </draw:frame>
        <draw:frame draw:style-name="gr16" draw:text-style-name="P6" draw:layer="layout" svg:width="1.404cm" svg:height="1.119cm" svg:x="18.846cm" svg:y="15.45cm">
          <draw:text-box>
            <text:p text:style-name="P6"><text:span text:style-name="T4">(c</text:span>)</text:p>
          </draw:text-box>
        </draw:frame>
        <draw:frame draw:style-name="gr16" draw:text-style-name="P8" draw:layer="layout" svg:width="6.615cm" svg:height="3.401cm" svg:x="6.535cm" svg:y="10.699cm">
          <draw:text-box>
            <text:p text:style-name="P7"><text:span text:style-name="T5">FA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LangeStriche" draw:style="rect" draw:dots1="1" draw:dots1-length="400%" draw:dots2="1" draw:dots2-length="400%" draw:distance="4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5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21:52:07.598655000</meta:creation-date>
    <dc:date>2015-12-13T23:12:40.485836000</dc:date>
    <meta:editing-duration>PT1H32M40S</meta:editing-duration>
    <meta:editing-cycles>22</meta:editing-cycles>
    <meta:generator>LibreOffice/4.1.2.3$MacOSX_x86 LibreOffice_project/40b2d7fde7e8d2d7bc5a449dc65df4d08a7dd38</meta:generator>
    <meta:document-statistic meta:object-count="318"/>
  </office:meta>
</office:document-meta>
</file>